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Hindi1" svg:font-family="'Lohit Hindi'"/>
    <style:font-face style:name="OpenSymbol" svg:font-family="OpenSymbol"/>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eXGyreHerosCondensed" svg:font-family="TeXGyreHerosCondensed"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e3975" style:font-size-asian="10pt" style:font-size-complex="10pt"/>
    </style:style>
    <style:style style:name="P5" style:family="paragraph" style:parent-style-name="Text_20_body">
      <style:text-properties style:font-name="Droid Sans Mono1" officeooo:paragraph-rsid="000e3975"/>
    </style:style>
    <style:style style:name="P6" style:family="paragraph" style:parent-style-name="Text_20_body">
      <style:paragraph-properties fo:text-align="center" style:justify-single-word="false"/>
      <style:text-properties fo:font-weight="bold" officeooo:paragraph-rsid="00092abc" style:font-weight-asian="bold" style:font-weight-complex="bold"/>
    </style:style>
    <style:style style:name="P7" style:family="paragraph" style:parent-style-name="Text_20_body">
      <style:text-properties officeooo:paragraph-rsid="00575928"/>
    </style:style>
    <style:style style:name="P8" style:family="paragraph" style:parent-style-name="Text_20_body">
      <style:text-properties style:use-window-font-color="true" style:text-underline-style="none" officeooo:rsid="00575928" officeooo:paragraph-rsid="00575928"/>
    </style:style>
    <style:style style:name="P9" style:family="paragraph" style:parent-style-name="Text_20_body">
      <style:text-properties fo:font-variant="normal" fo:text-transform="none" style:use-window-font-color="true" style:text-line-through-style="none" style:font-name="Helvetica" fo:font-size="9pt" fo:letter-spacing="normal" fo:font-style="normal" style:text-underline-style="none" fo:font-weight="normal" officeooo:rsid="000f1f8d" officeooo:paragraph-rsid="000f1f8d" style:text-blinking="false"/>
    </style:style>
    <style:style style:name="P10"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a6503"/>
    </style:style>
    <style:style style:name="P11"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b9d97"/>
    </style:style>
    <style:style style:name="P12" style:family="paragraph" style:parent-style-name="Text_20_body">
      <style:paragraph-properties fo:margin-top="0cm" fo:margin-bottom="0cm" style: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3" style:family="paragraph" style:parent-style-name="Text_20_body">
      <style:paragraph-properties fo:padding="0cm" fo:border="none"/>
      <style:text-properties officeooo:paragraph-rsid="000ca5f7"/>
    </style:style>
    <style:style style:name="P14" style:family="paragraph" style:parent-style-name="Text_20_body">
      <style:paragraph-properties fo:padding="0cm" fo:border="none"/>
      <style:text-properties officeooo:paragraph-rsid="000e3975"/>
    </style:style>
    <style:style style:name="P15" style:family="paragraph" style:parent-style-name="Text_20_body">
      <style:paragraph-properties fo:padding="0cm" fo:border="none"/>
      <style:text-properties officeooo:paragraph-rsid="001386ab"/>
    </style:style>
    <style:style style:name="P16" style:family="paragraph" style:parent-style-name="Text_20_body">
      <style:paragraph-properties fo:padding="0cm" fo:border="none"/>
      <style:text-properties style:use-window-font-color="true" style:text-underline-style="none" officeooo:rsid="00092abc" officeooo:paragraph-rsid="000b9d97"/>
    </style:style>
    <style:style style:name="P17" style:family="paragraph" style:parent-style-name="Text_20_body">
      <style:paragraph-properties fo:padding="0cm" fo:border="none"/>
      <style:text-properties style:use-window-font-color="true" style:text-underline-style="none" officeooo:rsid="000ca5f7" officeooo:paragraph-rsid="002d0cfc"/>
    </style:style>
    <style:style style:name="P18"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19"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20" style:family="paragraph" style:parent-style-name="Text_20_body">
      <style:paragraph-properties fo:padding="0cm" fo:border="none"/>
      <style:text-properties officeooo:paragraph-rsid="002d0cfc"/>
    </style:style>
    <style:style style:name="P21" style:family="paragraph" style:parent-style-name="Text_20_body">
      <style:paragraph-properties fo:padding="0cm" fo:border="none"/>
      <style:text-properties style:font-name="Droid Sans Mono1" officeooo:paragraph-rsid="000e3975"/>
    </style:style>
    <style:style style:name="P22" style:family="paragraph" style:parent-style-name="Text_20_body">
      <style:paragraph-properties fo:margin-left="0cm" fo:margin-right="0cm" fo:text-indent="0cm" style:auto-text-indent="false" fo:padding="0cm" fo:border="none"/>
      <style:text-properties officeooo:paragraph-rsid="000a6503"/>
    </style:style>
    <style:style style:name="P23"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24" style:family="paragraph" style:parent-style-name="Text_20_body">
      <style:paragraph-properties fo:margin-left="0cm" fo:margin-right="0cm" fo:text-indent="0cm" style:auto-text-indent="false" fo:padding="0cm" fo:border="none"/>
      <style:text-properties officeooo:paragraph-rsid="00350b75"/>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3360"/>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a6503" officeooo:paragraph-rsid="000a6503"/>
    </style:style>
    <style:style style:name="P2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06cf"/>
    </style:style>
    <style:style style:name="P2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3360"/>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ca5f7" officeooo:paragraph-rsid="000ca5f7"/>
    </style:style>
    <style:style style:name="P3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2d0cfc"/>
    </style:style>
    <style:style style:name="P3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06cf"/>
    </style:style>
    <style:style style:name="P3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3360"/>
    </style:style>
    <style:style style:name="P33"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1c6d28"/>
    </style:style>
    <style:style style:name="P34"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a5f7"/>
    </style:style>
    <style:style style:name="P35"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36" style:family="paragraph" style:parent-style-name="Standard">
      <style:text-properties style:use-window-font-color="true" style:text-underline-style="none" officeooo:rsid="00092abc"/>
    </style:style>
    <style:style style:name="P37" style:family="paragraph" style:parent-style-name="Text_20_body">
      <style:paragraph-properties fo:margin-top="0cm" fo:margin-bottom="0.21cm" style:contextual-spacing="false" fo:padding="0cm" fo:border="none"/>
      <style:text-properties officeooo:paragraph-rsid="0015c9d5"/>
    </style:style>
    <style:style style:name="P38" style:family="paragraph" style:parent-style-name="Text_20_body">
      <style:paragraph-properties fo:margin-top="0cm" fo:margin-bottom="0.21cm" style:contextual-spacing="false" fo:padding="0cm" fo:border="none"/>
      <style:text-properties officeooo:paragraph-rsid="000a6503"/>
    </style:style>
    <style:style style:name="P39" style:family="paragraph" style:parent-style-name="Text_20_body">
      <style:paragraph-properties fo:margin-top="0cm" fo:margin-bottom="0.21cm" style:contextual-spacing="false" fo:padding="0cm" fo:border="none"/>
      <style:text-properties officeooo:paragraph-rsid="000b9d97"/>
    </style:style>
    <style:style style:name="P40" style:family="paragraph" style:parent-style-name="Text_20_body">
      <style:paragraph-properties fo:margin-top="0cm" fo:margin-bottom="0.21cm" style:contextual-spacing="false" fo:padding="0cm" fo:border="none"/>
      <style:text-properties officeooo:paragraph-rsid="003e18e7"/>
    </style:style>
    <style:style style:name="P41" style:family="paragraph" style:parent-style-name="Text_20_body">
      <style:paragraph-properties fo:margin-left="-0.101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42" style:family="paragraph" style:parent-style-name="Standard">
      <style:text-properties officeooo:paragraph-rsid="0069322d"/>
    </style:style>
    <style:style style:name="P43" style:family="paragraph" style:parent-style-name="Standard">
      <style:text-properties officeooo:paragraph-rsid="008b2225"/>
    </style:style>
    <style:style style:name="P44" style:family="paragraph" style:parent-style-name="Standard">
      <style:text-properties officeooo:paragraph-rsid="008c5978"/>
    </style:style>
    <style:style style:name="P45" style:family="paragraph" style:parent-style-name="Standard">
      <style:text-properties officeooo:paragraph-rsid="00933485"/>
    </style:style>
    <style:style style:name="P46" style:family="paragraph" style:parent-style-name="Standard">
      <style:text-properties style:font-name="Droid Sans Mono1" fo:font-size="10pt" fo:font-weight="bold" officeooo:paragraph-rsid="00933485" style:font-size-asian="10pt" style:font-weight-asian="bold" style:font-size-complex="10pt" style:font-weight-complex="bold"/>
    </style:style>
    <style:style style:name="P47" style:family="paragraph" style:parent-style-name="Standard">
      <style:text-properties style:font-name="Droid Sans Mono1" fo:font-size="10pt" officeooo:paragraph-rsid="009757f0" style:font-size-asian="10pt" style:font-size-complex="10pt"/>
    </style:style>
    <style:style style:name="P48" style:family="paragraph" style:parent-style-name="Standard">
      <style:text-properties officeooo:paragraph-rsid="009757f0"/>
    </style:style>
    <style:style style:name="P49" style:family="paragraph" style:parent-style-name="Standard">
      <style:paragraph-properties fo:margin-top="0cm" fo:margin-bottom="0.21cm" style:contextual-spacing="false"/>
      <style:text-properties officeooo:paragraph-rsid="008b2225"/>
    </style:style>
    <style:style style:name="P50" style:family="paragraph" style:parent-style-name="Standard">
      <style:paragraph-properties fo:margin-top="0cm" fo:margin-bottom="0.21cm" style:contextual-spacing="false"/>
      <style:text-properties fo:font-weight="bold" officeooo:paragraph-rsid="0091eb44" style:font-weight-asian="bold" style:font-weight-complex="bold"/>
    </style:style>
    <style:style style:name="P51" style:family="paragraph" style:parent-style-name="Heading_20_1">
      <style:text-properties style:use-window-font-color="true" style:text-underline-style="none" officeooo:rsid="00092abc"/>
    </style:style>
    <style:style style:name="P52" style:family="paragraph" style:parent-style-name="Heading_20_1">
      <style:text-properties style:use-window-font-color="true" style:text-underline-style="none" officeooo:rsid="00092abc" officeooo:paragraph-rsid="00092abc"/>
    </style:style>
    <style:style style:name="P53" style:family="paragraph" style:parent-style-name="Heading_20_1">
      <style:text-properties style:use-window-font-color="true" style:text-underline-style="none" officeooo:rsid="000e3975"/>
    </style:style>
    <style:style style:name="P54" style:family="paragraph" style:parent-style-name="Heading_20_1">
      <style:text-properties style:use-window-font-color="true" style:text-underline-style="none" officeooo:rsid="000e3975" officeooo:paragraph-rsid="000e3975"/>
    </style:style>
    <style:style style:name="P55" style:family="paragraph" style:parent-style-name="Heading_20_1">
      <style:text-properties style:use-window-font-color="true" style:text-underline-style="none" officeooo:rsid="000ca5f7"/>
    </style:style>
    <style:style style:name="P56" style:family="paragraph" style:parent-style-name="Heading_20_1">
      <style:text-properties style:use-window-font-color="true" style:text-underline-style="none" officeooo:rsid="000f1f8d" officeooo:paragraph-rsid="000f1f8d"/>
    </style:style>
    <style:style style:name="P57" style:family="paragraph" style:parent-style-name="Heading_20_1">
      <style:text-properties officeooo:paragraph-rsid="001386ab"/>
    </style:style>
    <style:style style:name="P58"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P59" style:family="paragraph" style:parent-style-name="Text_20_body" style:list-style-name="L9">
      <style:text-properties style:use-window-font-color="true" style:text-underline-style="none" officeooo:rsid="000e3975" officeooo:paragraph-rsid="000f1f8d"/>
    </style:style>
    <style:style style:name="P60" style:family="paragraph" style:parent-style-name="Text_20_body" style:list-style-name="L10">
      <style:text-properties style:use-window-font-color="true" style:text-underline-style="none" officeooo:rsid="000f1f8d" officeooo:paragraph-rsid="000f1f8d"/>
    </style:style>
    <style:style style:name="P61" style:family="paragraph" style:parent-style-name="Text_20_body">
      <style:text-properties style:use-window-font-color="true" style:font-name="Droid Sans Mono1" fo:font-size="10pt" style:text-underline-style="none" officeooo:rsid="00092abc" officeooo:paragraph-rsid="00851472" style:font-size-asian="10pt" style:font-size-complex="10pt"/>
    </style:style>
    <style:style style:name="P62" style:family="paragraph" style:parent-style-name="Text_20_body" style:list-style-name="L11">
      <style:text-properties officeooo:paragraph-rsid="000f1f8d"/>
    </style:style>
    <style:style style:name="P63" style:family="paragraph" style:parent-style-name="Text_20_body">
      <style:text-properties officeooo:paragraph-rsid="0089ec4c"/>
    </style:style>
    <style:style style:name="P64" style:family="paragraph" style:parent-style-name="Text_20_body">
      <style:text-properties style:font-name="Droid Sans Mono1" fo:font-size="10pt" officeooo:paragraph-rsid="008a3686" style:font-size-asian="10pt" style:font-size-complex="10pt"/>
    </style:style>
    <style:style style:name="P65" style:family="paragraph" style:parent-style-name="Text_20_body">
      <style:paragraph-properties fo:margin-top="0cm" fo:margin-bottom="0cm" style:contextual-spacing="false"/>
      <style:text-properties style:use-window-font-color="true" style:font-name="Droid Sans Mono1" fo:font-size="10pt" style:text-underline-style="none" officeooo:rsid="00092abc" officeooo:paragraph-rsid="0074a6a9" style:font-size-asian="10pt" style:font-size-complex="10pt"/>
    </style:style>
    <style:style style:name="P66" style:family="paragraph" style:parent-style-name="Text_20_body">
      <style:paragraph-properties fo:margin-top="0cm" fo:margin-bottom="0cm" style:contextual-spacing="false"/>
      <style:text-properties style:use-window-font-color="true" style:font-name="Droid Sans Mono1" fo:font-size="10pt" style:text-underline-style="none" officeooo:rsid="00092abc" officeooo:paragraph-rsid="007b3c6b" style:font-size-asian="10pt" style:font-size-complex="10pt"/>
    </style:style>
    <style:style style:name="P67" style:family="paragraph" style:parent-style-name="Text_20_body">
      <style:paragraph-properties fo:margin-top="0cm" fo:margin-bottom="0cm" style:contextual-spacing="false"/>
      <style:text-properties style:use-window-font-color="true" style:font-name="Droid Sans Mono1" fo:font-size="10pt" style:text-underline-style="none" officeooo:rsid="00092abc" officeooo:paragraph-rsid="007e69c0" style:font-size-asian="10pt" style:font-size-complex="10pt"/>
    </style:style>
    <style:style style:name="P68" style:family="paragraph" style:parent-style-name="Text_20_body">
      <style:paragraph-properties fo:margin-top="0cm" fo:margin-bottom="0cm" style:contextual-spacing="false"/>
      <style:text-properties style:use-window-font-color="true" style:font-name="Droid Sans Mono1" fo:font-size="10pt" style:text-underline-style="none" officeooo:rsid="00092abc" officeooo:paragraph-rsid="00851472" style:font-size-asian="10pt" style:font-size-complex="10pt"/>
    </style:style>
    <style:style style:name="P69" style:family="paragraph" style:parent-style-name="Text_20_body" style:list-style-name="L2">
      <style:paragraph-properties fo:margin-top="0cm" fo:margin-bottom="0cm" style:contextual-spacing="false"/>
      <style:text-properties officeooo:paragraph-rsid="00092abc"/>
    </style:style>
    <style:style style:name="P70" style:family="paragraph" style:parent-style-name="Text_20_body" style:list-style-name="L9">
      <style:paragraph-properties fo:margin-top="0cm" fo:margin-bottom="0cm" style:contextual-spacing="false"/>
      <style:text-properties officeooo:paragraph-rsid="000f1f8d"/>
    </style:style>
    <style:style style:name="P71" style:family="paragraph" style:parent-style-name="Text_20_body" style:list-style-name="L10">
      <style:paragraph-properties fo:margin-top="0cm" fo:margin-bottom="0cm" style:contextual-spacing="false"/>
      <style:text-properties officeooo:paragraph-rsid="000f1f8d"/>
    </style:style>
    <style:style style:name="P72" style:family="paragraph" style:parent-style-name="Text_20_body" style:list-style-name="L11">
      <style:paragraph-properties fo:margin-top="0cm" fo:margin-bottom="0cm" style:contextual-spacing="false"/>
      <style:text-properties officeooo:paragraph-rsid="000f1f8d"/>
    </style:style>
    <style:style style:name="P73" style:family="paragraph" style:parent-style-name="Text_20_body">
      <style:paragraph-properties fo:margin-top="0cm" fo:margin-bottom="0cm" style:contextual-spacing="false"/>
      <style:text-properties style:font-name="Droid Sans Mono1" fo:font-size="10pt" officeooo:paragraph-rsid="00838f42" style:font-size-asian="10pt" style:font-size-complex="10pt"/>
    </style:style>
    <style:style style:name="P74" style:family="paragraph" style:parent-style-name="Text_20_body">
      <style:paragraph-properties fo:margin-top="0cm" fo:margin-bottom="0cm" style:contextual-spacing="false"/>
      <style:text-properties style:font-name="Droid Sans Mono1" fo:font-size="10pt" officeooo:paragraph-rsid="008a3686" style:font-size-asian="10pt" style:font-size-complex="10pt"/>
    </style:style>
    <style:style style:name="P75" style:family="paragraph" style:parent-style-name="Text_20_body">
      <style:paragraph-properties fo:margin-top="0cm" fo:margin-bottom="0cm" style:contextual-spacing="false"/>
      <style:text-properties style:font-name="Droid Sans Mono1" fo:font-size="10pt" officeooo:paragraph-rsid="008b2225" style:font-size-asian="10pt" style:font-size-complex="10pt"/>
    </style:style>
    <style:style style:name="P76" style:family="paragraph" style:parent-style-name="Text_20_body">
      <style:paragraph-properties fo:margin-top="0cm" fo:margin-bottom="0cm" style:contextual-spacing="false" fo:padding="0cm" fo:border="none"/>
      <style:text-properties officeooo:paragraph-rsid="003e18e7"/>
    </style:style>
    <style:style style:name="P77" style:family="paragraph" style:parent-style-name="Text_20_body">
      <style:paragraph-properties fo:margin-top="0cm" fo:margin-bottom="0cm" style:contextual-spacing="false" fo:padding="0cm" fo:border="none"/>
      <style:text-properties officeooo:paragraph-rsid="007878a6"/>
    </style:style>
    <style:style style:name="P78" style:family="paragraph" style:parent-style-name="Text_20_body" style:list-style-name="L2">
      <style:paragraph-properties fo:margin-top="0cm" fo:margin-bottom="0.21cm" style:contextual-spacing="false"/>
      <style:text-properties officeooo:paragraph-rsid="00092abc"/>
    </style:style>
    <style:style style:name="P79" style:family="paragraph" style:parent-style-name="Text_20_body">
      <style:paragraph-properties fo:margin-top="0cm" fo:margin-bottom="0.21cm" style:contextual-spacing="false" fo:padding="0cm" fo:border="none"/>
      <style:text-properties fo:font-weight="normal" officeooo:paragraph-rsid="006c5e07" style:font-weight-asian="normal" style:font-weight-complex="normal"/>
    </style:style>
    <style:style style:name="P80"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81"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82" style:family="paragraph" style:parent-style-name="Text_20_body" style:list-style-name="L5">
      <style:paragraph-properties fo:margin-left="-1.251cm" fo:margin-right="0cm" fo:text-indent="0cm" style:auto-text-indent="false" fo:padding="0cm" fo:border="none"/>
      <style:text-properties officeooo:paragraph-rsid="006e385f"/>
    </style:style>
    <style:style style:name="P83" style:family="paragraph" style:parent-style-name="Text_20_body" style:list-style-name="L4">
      <style:paragraph-properties fo:margin-left="-1.251cm" fo:margin-right="0cm" fo:margin-top="0cm" fo:margin-bottom="0cm" style:contextual-spacing="false" fo:text-indent="0cm" style:auto-text-indent="false" fo:padding="0cm" fo:border="none"/>
      <style:text-properties officeooo:paragraph-rsid="000a6503"/>
    </style:style>
    <style:style style:name="P84"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2d0cfc"/>
    </style:style>
    <style:style style:name="P85"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0a6503"/>
    </style:style>
    <style:style style:name="P86"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6c3574"/>
    </style:style>
    <style:style style:name="P87"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style:use-window-font-color="true" style:text-underline-style="none" fo:font-weight="bold" officeooo:rsid="000c06cf" officeooo:paragraph-rsid="000c06cf"/>
    </style:style>
    <style:style style:name="P88"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officeooo:paragraph-rsid="000c06cf"/>
    </style:style>
    <style:style style:name="P89"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3360"/>
    </style:style>
    <style:style style:name="P90"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a5f7"/>
    </style:style>
    <style:style style:name="P91" style:family="paragraph" style:parent-style-name="Text_20_body" style:list-style-name="L8">
      <style:paragraph-properties fo:margin-left="-1.251cm" fo:margin-right="0cm" fo:margin-top="0cm" fo:margin-bottom="0.21cm" style:contextual-spacing="false" fo:text-indent="0cm" style:auto-text-indent="false" fo:padding="0cm" fo:border="none"/>
      <style:text-properties officeooo:paragraph-rsid="000ca5f7"/>
    </style:style>
    <style:style style:name="P92" style:family="paragraph" style:parent-style-name="Text_20_body">
      <style:paragraph-properties fo:padding="0cm" fo:border="none"/>
      <style:text-properties officeooo:paragraph-rsid="0069322d"/>
    </style:style>
    <style:style style:name="P93" style:family="paragraph" style:parent-style-name="Text_20_body">
      <style:paragraph-properties fo:padding="0cm" fo:border="none"/>
      <style:text-properties officeooo:paragraph-rsid="0089ec4c"/>
    </style:style>
    <style:style style:name="P94" style:family="paragraph" style:parent-style-name="Text_20_body" style:list-style-name="L12">
      <style:paragraph-properties fo:padding="0cm" fo:border="none"/>
      <style:text-properties officeooo:paragraph-rsid="0089ec4c"/>
    </style:style>
    <style:style style:name="P95"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6c3574"/>
    </style:style>
    <style:style style:name="P96"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b9d97"/>
    </style:style>
    <style:style style:name="P9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868be7" style:font-size-asian="10pt" style:font-size-complex="10pt"/>
    </style:style>
    <style:style style:name="P9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ca5f7" officeooo:paragraph-rsid="008c5978" style:font-size-asian="10pt" style:font-size-complex="10pt"/>
    </style:style>
    <style:style style:name="P99"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6e385f" style:font-size-asian="10pt" style:font-size-complex="10pt"/>
    </style:style>
    <style:style style:name="P100"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6e385f"/>
    </style:style>
    <style:style style:name="P101"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94ebe"/>
    </style:style>
    <style:style style:name="P102"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88c770"/>
    </style:style>
    <style:style style:name="P103"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style:text-underline-style="none" officeooo:paragraph-rsid="00092abc"/>
    </style:style>
    <style:style style:name="P104"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officeooo:paragraph-rsid="00092abc"/>
    </style:style>
    <style:style style:name="P105" style:family="paragraph" style:parent-style-name="Text_20_body">
      <style:paragraph-properties fo:margin-left="0cm" fo:margin-right="0cm" fo:margin-top="0cm" fo:margin-bottom="0cm" style:contextual-spacing="false" fo:text-indent="0cm" style:auto-text-indent="false"/>
      <style:text-properties style:use-window-font-color="true" style:font-name="Droid Sans Mono1" fo:font-size="10pt" style:text-underline-style="none" officeooo:rsid="00092abc" officeooo:paragraph-rsid="007878a6" style:font-size-asian="10pt" style:font-size-complex="10pt"/>
    </style:style>
    <style:style style:name="P106"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6c3574"/>
    </style:style>
    <style:style style:name="P107"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92abc" officeooo:paragraph-rsid="006d6716"/>
    </style:style>
    <style:style style:name="P108"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0ca5f7"/>
    </style:style>
    <style:style style:name="P109"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8c283c"/>
    </style:style>
    <style:style style:name="P11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11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7c735d"/>
    </style:style>
    <style:style style:name="P11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88c770"/>
    </style:style>
    <style:style style:name="P113" style:family="paragraph" style:parent-style-name="Text_20_body">
      <style:paragraph-properties fo:margin-left="0cm" fo:margin-right="0cm" fo:text-indent="0cm" style:auto-text-indent="false" fo:padding="0cm" fo:border="none"/>
      <style:text-properties officeooo:paragraph-rsid="000b9d97"/>
    </style:style>
    <style:style style:name="P114" style:family="paragraph" style:parent-style-name="Text_20_body">
      <style:paragraph-properties fo:margin-left="0cm" fo:margin-right="0cm" fo:text-indent="0cm" style:auto-text-indent="false" fo:padding="0cm" fo:border="none"/>
      <style:text-properties officeooo:paragraph-rsid="006e8d1e"/>
    </style:style>
    <style:style style:name="P115" style:family="paragraph" style:parent-style-name="Text_20_body">
      <style:paragraph-properties fo:margin-left="0cm" fo:margin-right="0cm" fo:text-indent="0cm" style:auto-text-indent="false" fo:padding="0cm" fo:border="none"/>
      <style:text-properties officeooo:paragraph-rsid="00707291"/>
    </style:style>
    <style:style style:name="P116" style:family="paragraph" style:parent-style-name="Text_20_body">
      <style:paragraph-properties fo:margin-left="0cm" fo:margin-right="0cm" fo:text-indent="0cm" style:auto-text-indent="false"/>
      <style:text-properties officeooo:paragraph-rsid="002ef73d"/>
    </style:style>
    <style:style style:name="P117" style:family="paragraph" style:parent-style-name="Text_20_body" style:list-style-name="L1">
      <style:paragraph-properties fo:margin-left="0cm" fo:margin-right="0cm" fo:text-indent="0cm" style:auto-text-indent="false"/>
      <style:text-properties style:use-window-font-color="true" fo:font-size="12pt" style:text-underline-style="none" style:font-size-asian="12pt" style:font-size-complex="12pt"/>
    </style:style>
    <style:style style:name="P118" style:family="paragraph" style:parent-style-name="Text_20_body">
      <style:paragraph-properties fo:margin-left="0cm" fo:margin-right="0cm" fo:text-indent="0cm" style:auto-text-indent="false"/>
      <style:text-properties style:use-window-font-color="true" fo:font-size="12pt" style:text-underline-style="none" officeooo:paragraph-rsid="0067a63c" style:font-size-asian="12pt" style:font-size-complex="12pt"/>
    </style:style>
    <style:style style:name="P119" style:family="paragraph" style:parent-style-name="Text_20_body">
      <style:paragraph-properties fo:margin-left="0cm" fo:margin-right="0cm" fo:text-indent="0cm" style:auto-text-indent="false"/>
      <style:text-properties style:use-window-font-color="true" fo:font-size="12pt" style:text-underline-style="none" officeooo:paragraph-rsid="00754448" style:font-size-asian="12pt" style:font-size-complex="12pt"/>
    </style:style>
    <style:style style:name="P120" style:family="paragraph" style:parent-style-name="Text_20_body">
      <style:paragraph-properties fo:margin-left="0cm" fo:margin-right="0cm" fo:text-indent="0cm" style:auto-text-indent="false"/>
      <style:text-properties style:use-window-font-color="true" fo:font-size="12pt" style:text-underline-style="none" officeooo:paragraph-rsid="0096c090" style:font-size-asian="12pt" style:font-size-complex="12pt"/>
    </style:style>
    <style:style style:name="P121" style:family="paragraph" style:parent-style-name="Preformatted_20_Text">
      <style:paragraph-properties fo:margin-left="0cm" fo:margin-right="0cm" fo:text-indent="0cm" style:auto-text-indent="false" fo:padding="0cm" fo:border="none"/>
      <style:text-properties officeooo:paragraph-rsid="00350b75"/>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officeooo:rsid="0067f41e" style:font-size-asian="10.5pt"/>
    </style:style>
    <style:style style:name="T7" style:family="text">
      <style:text-properties style:use-window-font-color="true" style:text-underline-style="none" officeooo:rsid="0069322d" style:font-size-asian="10.5pt"/>
    </style:style>
    <style:style style:name="T8" style:family="text">
      <style:text-properties style:use-window-font-color="true" style:text-underline-style="none" fo:font-weight="bold" officeooo:rsid="00092abc"/>
    </style:style>
    <style:style style:name="T9" style:family="text">
      <style:text-properties style:use-window-font-color="true" style:text-underline-style="none" fo:font-weight="bold" officeooo:rsid="000a6503"/>
    </style:style>
    <style:style style:name="T10" style:family="text">
      <style:text-properties style:use-window-font-color="true" style:text-underline-style="none" fo:font-weight="bold" officeooo:rsid="000b9d97"/>
    </style:style>
    <style:style style:name="T11" style:family="text">
      <style:text-properties style:use-window-font-color="true" style:text-underline-style="none" fo:font-weight="bold" officeooo:rsid="000c06cf"/>
    </style:style>
    <style:style style:name="T12" style:family="text">
      <style:text-properties style:use-window-font-color="true" style:text-underline-style="none" fo:font-weight="bold" officeooo:rsid="000c3360"/>
    </style:style>
    <style:style style:name="T13" style:family="text">
      <style:text-properties style:use-window-font-color="true" style:text-underline-style="none" fo:font-weight="bold" officeooo:rsid="000ca5f7"/>
    </style:style>
    <style:style style:name="T14" style:family="text">
      <style:text-properties style:use-window-font-color="true" style:text-underline-style="none" fo:font-weight="bold" officeooo:rsid="000e3975"/>
    </style:style>
    <style:style style:name="T15" style:family="text">
      <style:text-properties style:use-window-font-color="true" style:text-underline-style="none" fo:font-weight="bold" officeooo:rsid="000a6503" style:font-weight-asian="bold" style:font-weight-complex="bold"/>
    </style:style>
    <style:style style:name="T16" style:family="text">
      <style:text-properties style:use-window-font-color="true" style:text-underline-style="none" fo:font-weight="bold" officeooo:rsid="00092abc" style:font-weight-asian="bold" style:font-weight-complex="bold"/>
    </style:style>
    <style:style style:name="T17" style:family="text">
      <style:text-properties style:use-window-font-color="true" style:text-underline-style="none" fo:font-weight="bold" officeooo:rsid="006c3574" style:font-weight-asian="bold" style:font-weight-complex="bold"/>
    </style:style>
    <style:style style:name="T18" style:family="text">
      <style:text-properties style:use-window-font-color="true" style:text-underline-style="none" fo:font-weight="bold" officeooo:rsid="00350b75" style:font-size-asian="10.5pt" style:font-weight-asian="bold" style:font-weight-complex="bold"/>
    </style:style>
    <style:style style:name="T19" style:family="text">
      <style:text-properties style:use-window-font-color="true" style:text-underline-style="none" fo:font-weight="bold" officeooo:rsid="006e385f"/>
    </style:style>
    <style:style style:name="T20" style:family="text">
      <style:text-properties style:use-window-font-color="true" style:text-underline-style="none" officeooo:rsid="000a6503"/>
    </style:style>
    <style:style style:name="T21" style:family="text">
      <style:text-properties style:use-window-font-color="true" style:text-underline-style="none" officeooo:rsid="000b9d97"/>
    </style:style>
    <style:style style:name="T22" style:family="text">
      <style:text-properties style:use-window-font-color="true" style:text-underline-style="none" officeooo:rsid="000ca5f7"/>
    </style:style>
    <style:style style:name="T23" style:family="text">
      <style:text-properties style:use-window-font-color="true" style:text-underline-style="none" officeooo:rsid="000e3975"/>
    </style:style>
    <style:style style:name="T24" style:family="text">
      <style:text-properties style:use-window-font-color="true" style:text-underline-style="none" officeooo:rsid="000f1381"/>
    </style:style>
    <style:style style:name="T25" style:family="text">
      <style:text-properties style:use-window-font-color="true" style:text-underline-style="none" officeooo:rsid="000f1f8d"/>
    </style:style>
    <style:style style:name="T26" style:family="text">
      <style:text-properties style:use-window-font-color="true" style:text-underline-style="none" officeooo:rsid="00194ebe"/>
    </style:style>
    <style:style style:name="T27" style:family="text">
      <style:text-properties style:use-window-font-color="true" style:text-underline-style="none" officeooo:rsid="001a8c94"/>
    </style:style>
    <style:style style:name="T28" style:family="text">
      <style:text-properties style:use-window-font-color="true" style:text-underline-style="none" officeooo:rsid="001c6d28"/>
    </style:style>
    <style:style style:name="T29" style:family="text">
      <style:text-properties style:use-window-font-color="true" style:text-underline-style="none" officeooo:rsid="001e270e"/>
    </style:style>
    <style:style style:name="T30" style:family="text">
      <style:text-properties style:use-window-font-color="true" style:text-underline-style="none" officeooo:rsid="002616e2"/>
    </style:style>
    <style:style style:name="T31" style:family="text">
      <style:text-properties style:use-window-font-color="true" style:text-underline-style="none" officeooo:rsid="0027d830"/>
    </style:style>
    <style:style style:name="T32" style:family="text">
      <style:text-properties style:use-window-font-color="true" style:text-underline-style="none" officeooo:rsid="0028ea60"/>
    </style:style>
    <style:style style:name="T33" style:family="text">
      <style:text-properties style:use-window-font-color="true" style:text-underline-style="none" officeooo:rsid="00308d97"/>
    </style:style>
    <style:style style:name="T34" style:family="text">
      <style:text-properties style:use-window-font-color="true" style:text-underline-style="none" officeooo:rsid="00323313"/>
    </style:style>
    <style:style style:name="T35" style:family="text">
      <style:text-properties style:use-window-font-color="true" style:text-underline-style="none" officeooo:rsid="00236a15"/>
    </style:style>
    <style:style style:name="T36" style:family="text">
      <style:text-properties style:use-window-font-color="true" style:text-underline-style="none" officeooo:rsid="003d6837"/>
    </style:style>
    <style:style style:name="T37" style:family="text">
      <style:text-properties style:use-window-font-color="true" style:text-underline-style="none" officeooo:rsid="003e18e7"/>
    </style:style>
    <style:style style:name="T38" style:family="text">
      <style:text-properties style:use-window-font-color="true" style:text-underline-style="none" officeooo:rsid="004222ee"/>
    </style:style>
    <style:style style:name="T39" style:family="text">
      <style:text-properties style:use-window-font-color="true" style:text-underline-style="none" officeooo:rsid="0043754e"/>
    </style:style>
    <style:style style:name="T40" style:family="text">
      <style:text-properties style:use-window-font-color="true" style:text-underline-style="none" officeooo:rsid="00575928"/>
    </style:style>
    <style:style style:name="T41" style:family="text">
      <style:text-properties style:use-window-font-color="true" style:text-underline-style="none" officeooo:rsid="0069322d"/>
    </style:style>
    <style:style style:name="T42" style:family="text">
      <style:text-properties style:use-window-font-color="true" style:text-underline-style="none" officeooo:rsid="006a533b"/>
    </style:style>
    <style:style style:name="T43" style:family="text">
      <style:text-properties style:use-window-font-color="true" style:text-underline-style="none" officeooo:rsid="006c3574"/>
    </style:style>
    <style:style style:name="T44" style:family="text">
      <style:text-properties style:use-window-font-color="true" style:text-underline-style="none" officeooo:rsid="006c5e07"/>
    </style:style>
    <style:style style:name="T45" style:family="text">
      <style:text-properties style:use-window-font-color="true" style:text-underline-style="none" fo:font-weight="normal" officeooo:rsid="006e385f" style:font-weight-asian="normal" style:font-weight-complex="normal"/>
    </style:style>
    <style:style style:name="T46" style:family="text">
      <style:text-properties style:use-window-font-color="true" style:text-underline-style="none" fo:font-weight="normal" officeooo:rsid="006e8d1e" style:font-weight-asian="normal" style:font-weight-complex="normal"/>
    </style:style>
    <style:style style:name="T47" style:family="text">
      <style:text-properties style:use-window-font-color="true" style:text-underline-style="none" fo:font-weight="normal" officeooo:rsid="00707291" style:font-weight-asian="normal" style:font-weight-complex="normal"/>
    </style:style>
    <style:style style:name="T48" style:family="text">
      <style:text-properties style:use-window-font-color="true" style:text-underline-style="none" fo:font-weight="normal" officeooo:rsid="00720893" style:font-weight-asian="normal" style:font-weight-complex="normal"/>
    </style:style>
    <style:style style:name="T49" style:family="text">
      <style:text-properties style:use-window-font-color="true" style:text-underline-style="none" officeooo:rsid="0076c9b3"/>
    </style:style>
    <style:style style:name="T50" style:family="text">
      <style:text-properties style:use-window-font-color="true" style:text-underline-style="none" officeooo:rsid="007878a6"/>
    </style:style>
    <style:style style:name="T51" style:family="text">
      <style:text-properties style:use-window-font-color="true" style:text-underline-style="none" officeooo:rsid="007c735d"/>
    </style:style>
    <style:style style:name="T52" style:family="text">
      <style:text-properties style:use-window-font-color="true" style:text-underline-style="none" officeooo:rsid="007e69c0"/>
    </style:style>
    <style:style style:name="T53" style:family="text">
      <style:text-properties style:use-window-font-color="true" style:text-underline-style="none" officeooo:rsid="007ff1bf"/>
    </style:style>
    <style:style style:name="T54" style:family="text">
      <style:text-properties style:use-window-font-color="true" style:text-underline-style="none" officeooo:rsid="00838f42"/>
    </style:style>
    <style:style style:name="T55" style:family="text">
      <style:text-properties style:use-window-font-color="true" style:text-underline-style="none" officeooo:rsid="0084ce5c"/>
    </style:style>
    <style:style style:name="T56" style:family="text">
      <style:text-properties style:use-window-font-color="true" style:text-underline-style="none" officeooo:rsid="00868be7"/>
    </style:style>
    <style:style style:name="T57" style:family="text">
      <style:text-properties style:use-window-font-color="true" style:text-underline-style="none" officeooo:rsid="00884277"/>
    </style:style>
    <style:style style:name="T58" style:family="text">
      <style:text-properties style:use-window-font-color="true" style:text-underline-style="none" officeooo:rsid="0088c770"/>
    </style:style>
    <style:style style:name="T59" style:family="text">
      <style:text-properties style:use-window-font-color="true" style:text-underline-style="none" officeooo:rsid="0089ec4c"/>
    </style:style>
    <style:style style:name="T60" style:family="text">
      <style:text-properties style:use-window-font-color="true" style:text-underline-style="none" officeooo:rsid="008c5978"/>
    </style:style>
    <style:style style:name="T61" style:family="text">
      <style:text-properties style:use-window-font-color="true" style:text-underline-style="none" officeooo:rsid="008f5775"/>
    </style:style>
    <style:style style:name="T62" style:family="text">
      <style:text-properties style:use-window-font-color="true" style:text-underline-style="none" officeooo:rsid="008fa281"/>
    </style:style>
    <style:style style:name="T63" style:family="text">
      <style:text-properties style:use-window-font-color="true" style:text-underline-style="none" officeooo:rsid="00908c0f"/>
    </style:style>
    <style:style style:name="T64" style:family="text">
      <style:text-properties style:use-window-font-color="true" style:text-underline-style="none" officeooo:rsid="009cb6af"/>
    </style:style>
    <style:style style:name="T65" style:family="text">
      <style:text-properties style:use-window-font-color="true" fo:font-size="24pt" style:text-underline-style="none" style:font-size-asian="24pt" style:font-size-complex="24pt"/>
    </style:style>
    <style:style style:name="T66" style:family="text">
      <style:text-properties style:use-window-font-color="true" fo:font-size="10pt" style:text-underline-style="none" officeooo:rsid="000e3975" style:font-size-asian="10pt" style:font-size-complex="10pt"/>
    </style:style>
    <style:style style:name="T67" style:family="text">
      <style:text-properties style:use-window-font-color="true" fo:font-size="10pt" style:text-underline-style="none" officeooo:rsid="000ca5f7" style:font-size-asian="10pt" style:font-size-complex="10pt"/>
    </style:style>
    <style:style style:name="T68" style:family="text">
      <style:text-properties style:use-window-font-color="true" fo:font-size="10pt" style:text-underline-style="none" officeooo:rsid="00556db7" style:font-size-asian="10pt" style:font-size-complex="10pt"/>
    </style:style>
    <style:style style:name="T69" style:family="text">
      <style:text-properties style:use-window-font-color="true" fo:font-size="10pt" style:text-underline-style="none" officeooo:rsid="0056b806" style:font-size-asian="10pt" style:font-size-complex="10pt"/>
    </style:style>
    <style:style style:name="T70" style:family="text">
      <style:text-properties style:use-window-font-color="true" style:font-name="Droid Sans Mono1" fo:font-size="10pt" style:text-underline-style="none" officeooo:rsid="00092abc" style:font-size-asian="10pt" style:font-size-complex="10pt"/>
    </style:style>
    <style:style style:name="T71" style:family="text">
      <style:text-properties style:use-window-font-color="true" style:font-name="Droid Sans Mono1" fo:font-size="10pt" style:text-underline-style="none" officeooo:rsid="003e18e7" style:font-size-asian="10pt" style:font-size-complex="10pt"/>
    </style:style>
    <style:style style:name="T72" style:family="text">
      <style:text-properties style:use-window-font-color="true" style:font-name="Droid Sans Mono1" fo:font-size="10pt" style:text-underline-style="none" officeooo:rsid="000ca5f7" style:font-size-asian="10pt" style:font-size-complex="10pt"/>
    </style:style>
    <style:style style:name="T73" style:family="text">
      <style:text-properties style:use-window-font-color="true" style:font-name="Droid Sans Mono1" fo:font-size="10pt" style:text-underline-style="none" officeooo:rsid="00868be7" style:font-size-asian="10pt" style:font-size-complex="10pt"/>
    </style:style>
    <style:style style:name="T74" style:family="text">
      <style:text-properties style:use-window-font-color="true" style:font-name="Droid Sans Mono1" fo:font-size="10pt" style:text-underline-style="none" fo:font-weight="bold" officeooo:rsid="000ca5f7" style:font-size-asian="10pt" style:font-size-complex="10pt"/>
    </style:style>
    <style:style style:name="T75" style:family="text">
      <style:text-properties style:use-window-font-color="true" style:font-name="Droid Sans Mono1" fo:font-size="10pt" style:text-underline-style="none" fo:font-weight="bold" officeooo:rsid="0028ea60" style:font-size-asian="10pt" style:font-size-complex="10pt"/>
    </style:style>
    <style:style style:name="T76" style:family="text">
      <style:text-properties style:use-window-font-color="true" style:font-name="Droid Sans Mono1" fo:font-size="10pt" style:text-underline-style="none" fo:font-weight="bold" officeooo:rsid="00092abc" style:font-size-asian="10pt" style:font-size-complex="10pt"/>
    </style:style>
    <style:style style:name="T77"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78"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79" style:family="text">
      <style:text-properties style:use-window-font-color="true" style:font-name="Droid Sans Mono1" style:text-underline-style="none" fo:font-weight="bold" officeooo:rsid="000ca5f7"/>
    </style:style>
    <style:style style:name="T80" style:family="text">
      <style:text-properties style:use-window-font-color="true" style:font-name="Droid Sans Mono1" fo:font-size="10pt" style:text-underline-style="none" fo:font-weight="bold" officeooo:rsid="00323313" style:font-size-asian="10pt" style:font-weight-asian="bold" style:font-size-complex="10pt" style:font-weight-complex="bold"/>
    </style:style>
    <style:style style:name="T81" style:family="text">
      <style:text-properties style:use-window-font-color="true" style:font-name="Droid Sans Mono1" fo:font-size="10pt" style:text-underline-style="none" fo:font-weight="bold" officeooo:rsid="000ca5f7" style:font-size-asian="10pt" style:font-size-complex="10pt"/>
    </style:style>
    <style:style style:name="T82" style:family="text">
      <style:text-properties style:use-window-font-color="true" style:font-name="Droid Sans Mono1" fo:font-size="10pt" style:text-underline-style="none" officeooo:rsid="00092abc" style:font-size-asian="10pt" style:font-size-complex="10pt"/>
    </style:style>
    <style:style style:name="T83" style:family="text">
      <style:text-properties style:use-window-font-color="true" style:font-name="Droid Sans Mono1" fo:font-size="10pt" style:text-underline-style="none" officeooo:rsid="0069322d" style:font-size-asian="10pt" style:font-size-complex="10pt"/>
    </style:style>
    <style:style style:name="T84" style:family="text">
      <style:text-properties style:use-window-font-color="true" style:font-name="Droid Sans Mono1" fo:font-size="10pt" style:text-underline-style="none" officeooo:rsid="007878a6" style:font-size-asian="10pt" style:font-size-complex="10pt"/>
    </style:style>
    <style:style style:name="T85" style:family="text">
      <style:text-properties style:use-window-font-color="true" style:font-name="Droid Sans Mono1" fo:font-size="10pt" style:text-underline-style="none" officeooo:rsid="007e69c0" style:font-size-asian="10pt" style:font-size-complex="10pt"/>
    </style:style>
    <style:style style:name="T86" style:family="text">
      <style:text-properties style:use-window-font-color="true" style:font-name="Droid Sans Mono1" fo:font-size="10pt" style:text-underline-style="none" officeooo:rsid="007ff1bf" style:font-size-asian="10pt" style:font-size-complex="10pt"/>
    </style:style>
    <style:style style:name="T87" style:family="text">
      <style:text-properties style:use-window-font-color="true" style:font-name="Droid Sans Mono1" fo:font-size="10pt" style:text-underline-style="none" officeooo:rsid="00868be7" style:font-size-asian="10pt" style:font-size-complex="10pt"/>
    </style:style>
    <style:style style:name="T88" style:family="text">
      <style:text-properties style:use-window-font-color="true" style:font-name="Droid Sans Mono1" fo:font-size="10pt" style:text-underline-style="none" officeooo:rsid="0089ec4c" style:font-size-asian="10pt" style:font-size-complex="10pt"/>
    </style:style>
    <style:style style:name="T89" style:family="text">
      <style:text-properties style:use-window-font-color="true" style:font-name="Droid Sans Mono1" fo:font-size="10pt" style:text-underline-style="none" officeooo:rsid="008c5978" style:font-size-asian="10pt" style:font-size-complex="10pt"/>
    </style:style>
    <style:style style:name="T90" style:family="text">
      <style:text-properties style:use-window-font-color="true" style:font-name="Droid Sans Mono1" fo:font-size="10pt" style:text-underline-style="none" fo:font-weight="normal" officeooo:rsid="006e385f" style:font-size-asian="10pt" style:font-weight-asian="normal" style:font-size-complex="10pt" style:font-weight-complex="normal"/>
    </style:style>
    <style:style style:name="T91" style:family="text">
      <style:text-properties style:use-window-font-color="true" style:font-name="Droid Sans Mono1" fo:font-size="10pt" style:text-underline-style="none" fo:font-weight="normal" officeooo:rsid="006e8d1e" style:font-size-asian="10pt" style:font-weight-asian="normal" style:font-size-complex="10pt" style:font-weight-complex="normal"/>
    </style:style>
    <style:style style:name="T92" style:family="text">
      <style:text-properties style:use-window-font-color="true" style:font-name="Droid Sans Mono1" fo:font-size="10pt" style:text-underline-style="none" fo:font-weight="normal" officeooo:rsid="00707291" style:font-size-asian="10pt" style:font-weight-asian="normal" style:font-size-complex="10pt" style:font-weight-complex="normal"/>
    </style:style>
    <style:style style:name="T93" style:family="text">
      <style:text-properties style:use-window-font-color="true" style:font-name="Times New Roman" style:text-underline-style="none" officeooo:rsid="0069322d" style:font-size-asian="10.5pt"/>
    </style:style>
    <style:style style:name="T94" style:family="text">
      <style:text-properties fo:font-weight="bold"/>
    </style:style>
    <style:style style:name="T95" style:family="text">
      <style:text-properties fo:font-weight="bold" officeooo:rsid="000a6503"/>
    </style:style>
    <style:style style:name="T96" style:family="text">
      <style:text-properties fo:font-weight="bold" officeooo:rsid="001386ab"/>
    </style:style>
    <style:style style:name="T97" style:family="text">
      <style:text-properties fo:font-weight="bold" officeooo:rsid="0022a896"/>
    </style:style>
    <style:style style:name="T98" style:family="text">
      <style:text-properties fo:font-weight="bold" officeooo:rsid="000f1713" style:font-weight-asian="bold" style:font-weight-complex="bold"/>
    </style:style>
    <style:style style:name="T99" style:family="text">
      <style:text-properties fo:font-weight="bold" officeooo:rsid="00147a39" style:font-weight-asian="bold" style:font-weight-complex="bold"/>
    </style:style>
    <style:style style:name="T100" style:family="text">
      <style:text-properties fo:font-weight="bold" officeooo:rsid="0035f41f"/>
    </style:style>
    <style:style style:name="T101" style:family="text">
      <style:text-properties officeooo:rsid="000e3975"/>
    </style:style>
    <style:style style:name="T102" style:family="text">
      <style:text-properties officeooo:rsid="000f2667"/>
    </style:style>
    <style:style style:name="T103" style:family="text">
      <style:text-properties officeooo:rsid="0015c9d5"/>
    </style:style>
    <style:style style:name="T104" style:family="text">
      <style:text-properties officeooo:rsid="00216a38"/>
    </style:style>
    <style:style style:name="T105" style:family="text">
      <style:text-properties officeooo:rsid="002b33de"/>
    </style:style>
    <style:style style:name="T106" style:family="text">
      <style:text-properties officeooo:rsid="002fb9af"/>
    </style:style>
    <style:style style:name="T107" style:family="text">
      <style:text-properties officeooo:rsid="00301007"/>
    </style:style>
    <style:style style:name="T108" style:family="text">
      <style:text-properties officeooo:rsid="00308d97"/>
    </style:style>
    <style:style style:name="T109" style:family="text">
      <style:text-properties officeooo:rsid="001386ab"/>
    </style:style>
    <style:style style:name="T110" style:family="text">
      <style:text-properties officeooo:rsid="0037d092"/>
    </style:style>
    <style:style style:name="T111" style:family="text">
      <style:text-properties style:font-name="Droid Sans Mono1" fo:font-size="10pt" style:font-size-asian="10pt" style:font-size-complex="10pt"/>
    </style:style>
    <style:style style:name="T112" style:family="text">
      <style:text-properties style:font-name="Droid Sans Mono1" fo:font-size="10pt" officeooo:rsid="0044b482" style:font-size-asian="10pt" style:font-size-complex="10pt"/>
    </style:style>
    <style:style style:name="T113" style:family="text">
      <style:text-properties style:font-name="Droid Sans Mono1" fo:font-size="10pt" fo:font-weight="bold" style:font-size-asian="10pt" style:font-weight-asian="bold" style:font-size-complex="10pt" style:font-weight-complex="bold"/>
    </style:style>
    <style:style style:name="T114" style:family="text">
      <style:text-properties style:font-name="Droid Sans Mono1" fo:font-size="10pt" fo:font-weight="bold" officeooo:rsid="002616e2" style:font-size-asian="10pt" style:font-weight-asian="bold" style:font-size-complex="10pt" style:font-weight-complex="bold"/>
    </style:style>
    <style:style style:name="T115" style:family="text">
      <style:text-properties fo:font-size="10pt" style:font-size-asian="10pt" style:font-size-complex="10pt"/>
    </style:style>
    <style:style style:name="T116" style:family="text">
      <style:text-properties fo:font-size="10pt" officeooo:rsid="002a76da" style:font-size-asian="10pt" style:font-size-complex="10pt"/>
    </style:style>
    <style:style style:name="T117" style:family="text">
      <style:text-properties officeooo:rsid="003e84ce"/>
    </style:style>
    <style:style style:name="T118" style:family="text">
      <style:text-properties officeooo:rsid="0044b482"/>
    </style:style>
    <style:style style:name="T119" style:family="text">
      <style:text-properties officeooo:rsid="00645955"/>
    </style:style>
    <style:style style:name="T120" style:family="text">
      <style:text-properties officeooo:rsid="0067a63c"/>
    </style:style>
    <style:style style:name="T121" style:family="text">
      <style:text-properties style:font-name="Droid Sans Mono1" fo:font-size="10pt" style:font-size-asian="10pt" style:font-size-complex="10pt"/>
    </style:style>
    <style:style style:name="T122" style:family="text">
      <style:text-properties style:font-name="Droid Sans Mono1" fo:font-size="10pt" officeooo:rsid="007b3c6b" style:font-size-asian="10pt" style:font-size-complex="10pt"/>
    </style:style>
    <style:style style:name="T123" style:family="text">
      <style:text-properties style:font-name="Droid Sans Mono1" fo:font-size="10pt" officeooo:rsid="0089ec4c" style:font-size-asian="10pt" style:font-size-complex="10pt"/>
    </style:style>
    <style:style style:name="T124" style:family="text">
      <style:text-properties style:font-name="Droid Sans Mono1" fo:font-size="10pt" officeooo:rsid="008b2225" style:font-size-asian="10pt" style:font-size-complex="10pt"/>
    </style:style>
    <style:style style:name="T125" style:family="text">
      <style:text-properties style:font-name="Droid Sans Mono1" fo:font-size="10pt" officeooo:rsid="008c5978" style:font-size-asian="10pt" style:font-size-complex="10pt"/>
    </style:style>
    <style:style style:name="T126" style:family="text">
      <style:text-properties style:font-name="Droid Sans Mono1" fo:font-size="10pt" officeooo:rsid="0091eb44" style:font-size-asian="10pt" style:font-size-complex="10pt"/>
    </style:style>
    <style:style style:name="T127" style:family="text">
      <style:text-properties style:font-name="Droid Sans Mono1" fo:font-size="10pt" fo:font-weight="normal" officeooo:rsid="0091eb44" style:font-size-asian="10pt" style:font-weight-asian="normal" style:font-size-complex="10pt" style:font-weight-complex="normal"/>
    </style:style>
    <style:style style:name="T128" style:family="text">
      <style:text-properties style:font-name="Droid Sans Mono1" fo:font-size="10pt" fo:font-weight="normal" officeooo:rsid="00933485" style:font-size-asian="10pt" style:font-weight-asian="normal" style:font-size-complex="10pt" style:font-weight-complex="normal"/>
    </style:style>
    <style:style style:name="T129" style:family="text">
      <style:text-properties officeooo:rsid="006c5e07"/>
    </style:style>
    <style:style style:name="T130" style:family="text">
      <style:text-properties officeooo:rsid="006d6716"/>
    </style:style>
    <style:style style:name="T131" style:family="text">
      <style:text-properties fo:font-weight="normal" officeooo:rsid="0091eb44" style:font-weight-asian="normal" style:font-weight-complex="normal"/>
    </style:style>
    <style:style style:name="T132" style:family="text">
      <style:text-properties fo:font-weight="normal" officeooo:rsid="00930d24" style:font-weight-asian="normal" style:font-weight-complex="normal"/>
    </style:style>
    <style:style style:name="T133" style:family="text">
      <style:text-properties fo:font-weight="normal" officeooo:rsid="00933485" style:font-weight-asian="normal" style:font-weight-complex="normal"/>
    </style:style>
    <style:style style:name="T134" style:family="text">
      <style:text-properties fo:font-weight="normal" officeooo:rsid="009e4113" style:font-weight-asian="normal" style:font-weight-complex="normal"/>
    </style:style>
    <style:style style:name="T135" style:family="text">
      <style:text-properties fo:font-weight="normal" officeooo:rsid="009ecb24" style:font-weight-asian="normal" style:font-weight-complex="normal"/>
    </style:style>
    <style:style style:name="T136" style:family="text">
      <style:text-properties officeooo:rsid="00732216"/>
    </style:style>
    <style:style style:name="T137" style:family="text">
      <style:text-properties officeooo:rsid="0074a6a9"/>
    </style:style>
    <style:style style:name="T138" style:family="text">
      <style:text-properties officeooo:rsid="00754448"/>
    </style:style>
    <style:style style:name="T139" style:family="text">
      <style:text-properties officeooo:rsid="007878a6"/>
    </style:style>
    <style:style style:name="T140" style:family="text">
      <style:text-properties officeooo:rsid="007b3c6b"/>
    </style:style>
    <style:style style:name="T141" style:family="text">
      <style:text-properties officeooo:rsid="007e69c0"/>
    </style:style>
    <style:style style:name="T142" style:family="text">
      <style:text-properties officeooo:rsid="00851472"/>
    </style:style>
    <style:style style:name="T143" style:family="text">
      <style:text-properties officeooo:rsid="00868be7"/>
    </style:style>
    <style:style style:name="T144" style:family="text">
      <style:text-properties officeooo:rsid="0089ec4c"/>
    </style:style>
    <style:style style:name="T145" style:family="text">
      <style:text-properties officeooo:rsid="008a3686"/>
    </style:style>
    <style:style style:name="T146" style:family="text">
      <style:text-properties officeooo:rsid="008b2225"/>
    </style:style>
    <style:style style:name="T147" style:family="text">
      <style:text-properties officeooo:rsid="008c283c"/>
    </style:style>
    <style:style style:name="T148" style:family="text">
      <style:text-properties officeooo:rsid="008c5978"/>
    </style:style>
    <style:style style:name="T149" style:family="text">
      <style:text-properties officeooo:rsid="008e33b5"/>
    </style:style>
    <style:style style:name="T150" style:family="text">
      <style:text-properties officeooo:rsid="008fa281"/>
    </style:style>
    <style:style style:name="T151" style:family="text">
      <style:text-properties officeooo:rsid="0091eb44"/>
    </style:style>
    <style:style style:name="T152" style:family="text">
      <style:text-properties officeooo:rsid="0094cd65"/>
    </style:style>
    <style:style style:name="T153" style:family="text">
      <style:text-properties officeooo:rsid="0095a04b"/>
    </style:style>
    <style:style style:name="T154" style:family="text">
      <style:text-properties officeooo:rsid="0096c090"/>
    </style:style>
    <style:style style:name="T155" style:family="text">
      <style:text-properties officeooo:rsid="009757f0"/>
    </style:style>
    <style:style style:name="T156" style:family="text">
      <style:text-properties officeooo:rsid="009946a3"/>
    </style:style>
    <style:style style:name="T157" style:family="text">
      <style:text-properties officeooo:rsid="009ac1c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a xlink:type="simple" xlink:href="http://www.wikihow.com/Create-a-Secure-Login-Script-in-PHP-and-MySQL"><text:span text:style-name="T65">How to Create a Secure Login Script in PHPand mySQL</text:span></text:a></text:h>
      <text:p text:style-name="P6">Edited by Myles, Cased, The Guy Who Hates Hating, Nox and 41 others</text:p>
      <text:p text:style-name="P3"><text:span text:style-name="T98">Copied from: </text:span><text:a xlink:type="simple" xlink:href="http://www.wikihow.com/Create-a-Secure-Login-Script-in-PHP-and-MySQL"><text:span text:style-name="T98">http://www.wikihow.com/Create-a-Secure-Login-Script-in-PHP-and-mySQL</text:span></text:a><text:span text:style-name="T98"> </text:span><text:span text:style-name="T99">with modifications</text:span></text:p>
      <text:p text:style-name="P116">With more and more stories of <text:span text:style-name="T102">cr</text:span>acking in the news, developers are looking for the best ways of securing their site<text:span text:style-name="T106">s</text:span>. If your site has a member system, it could be at risk from being <text:span text:style-name="T102">cr</text:span>acked and your users<text:span text:style-name="T104">'</text:span> data could be compromised. This guide will show you <text:span text:style-name="T119">one attempt at making a secure login using PHP. <text:s/>The code is as good as we can make it, but security and especially encryption are complex subjects </text:span><text:span text:style-name="T152">that are changing all the time,</text:span><text:span text:style-name="T119"> and we can't claim to have the entire field mastered. <text:s/>Therefore we may have missed a few tricks in our code. <text:s/>If we have, please let us know and we'll </text:span><text:span text:style-name="T153">try to</text:span><text:span text:style-name="T119"> incorporate any improvements into what we have.</text:span></text:p>
      <text:p text:style-name="P116">Following this guide will help <text:span text:style-name="T119">guard</text:span> against <text:span text:style-name="T119">many types</text:span> of attack that <text:span text:style-name="T119">cr</text:span>ackers can use to gain control of other users<text:span text:style-name="T107">'</text:span> accounts, delete accounts and/or change data. Below is a list of possible attacks this guide <text:span text:style-name="T119">tries to</text:span> defend against:</text:p>
      <text:list xml:id="list3771262657435518165" text:style-name="L1">
        <text:list-item>
          <text:p text:style-name="P103">SQL Injections </text:p>
        </text:list-item>
        <text:list-item>
          <text:p text:style-name="P104">Session Hijacking </text:p>
        </text:list-item>
        <text:list-item>
          <text:p text:style-name="P104">Network Eavesdropping </text:p>
        </text:list-item>
        <text:list-item>
          <text:p text:style-name="P104">Cross Site Scripting </text:p>
        </text:list-item>
        <text:list-item>
          <text:p text:style-name="P117">Brute Force Attacks</text:p>
        </text:list-item>
      </text:list>
      <text:p text:style-name="P118"><text:span text:style-name="T120">The approach is to use a mixture of data filtering, encryption and other methods to make the lives of the bad guys just that little bit more difficult.</text:span></text:p>
      <text:p text:style-name="P119"><text:span text:style-name="T136">We're continually trying to improve this script. <text:s/>The very latest version of the code is available from </text:span><text:a xlink:type="simple" xlink:href="https://github.com/peredurabefrog/phpSecureLogin"><text:span text:style-name="T136">github</text:span></text:a><text:span text:style-name="T136">. <text:s/>There may be some differences between the code you download in this way from the code quoted in this article. <text:s/></text:span><text:span text:style-name="T142">You should also know that we have made no attempt to make the HTML pages output by the application look at all pretty.</text:span></text:p>
      <text:p text:style-name="P119"><text:span text:style-name="T138">You may also notice that we do not close PHP tags in files containing only PHP code. <text:s/>This is in line with most code formatting recommendations.</text:span></text:p>
      <text:p text:style-name="P120"><text:span text:style-name="T154">Finally, you need to know that we ask you to create all the application's files in the application's root directory. <text:s/>You would not want to do that in a production environment, and a better designed application would almost certainly also split the files between a variety of directories.</text:span></text:p>
      <text:p text:style-name="P120"><text:span text:style-name="T154">Please feel free to use this application as a basis for your own implementation, but don't use it as any kind of example of good coding practice!</text:span></text:p>
      <text:h text:style-name="P52" text:outline-level="1">Things you'll need</text:h>
      <text:p text:style-name="P1">As we will be using the <text:span text:style-name="T111">mysqli_*</text:span> set of PHP classes to access our mySQL database you will need t<text:span text:style-name="T108">he</text:span> following versions of PHP and mySQL.</text:p>
      <text:list xml:id="list1451646620811974820" text:style-name="L2">
        <text:list-item>
          <text:p text:style-name="P69">PHP version 5 or later</text:p>
        </text:list-item>
        <text:list-item>
          <text:p text:style-name="P78">mySQL version 4.1.3 or later</text:p>
        </text:list-item>
      </text:list>
      <text:p text:style-name="P2"><text:span text:style-name="T108">You will also need, of course, a</text:span><text:span text:style-name="T109"> web server configured to use PHP, </text:span><text:span text:style-name="T108">to host your pages. <text:s/>This will most likely be your Web Host's web server, unless you are hosting </text:span><text:span text:style-name="T120">the</text:span><text:span text:style-name="T108"> site yourself.</text:span></text:p>
      <text:p text:style-name="P1"><text:soft-page-break/><text:span text:style-name="T1">To check the version of PHP and mySQL on your </text:span><text:span text:style-name="T33">web </text:span><text:span text:style-name="T1">server, </text:span><text:span text:style-name="T34">and the existence of the </text:span><text:span text:style-name="T80">mysqli</text:span><text:span text:style-name="T34"> extension,</text:span><text:span text:style-name="T1"> use the </text:span><text:span text:style-name="T70">phpinfo()</text:span><text:span text:style-name="T1"> function.</text:span></text:p>
      <text:h text:style-name="P51" text:outline-level="1">Part 1 of 8: Configure Your Server</text:h>
      <text:list xml:id="list5681263750348776947" text:style-name="L3">
        <text:list-header>
          <text:p text:style-name="P80"><text:span text:style-name="T94">Install </text:span><text:span text:style-name="T96">a Web </text:span><text:span text:style-name="T100">S</text:span><text:span text:style-name="T96">erver, </text:span><text:span text:style-name="T94">PHP and </text:span><text:span text:style-name="T97">m</text:span><text:span text:style-name="T94">ySQL on your server.</text:span> </text:p>
          <text:p text:style-name="P81">Most web hosting services will have PHP and mySQL already installed. <text:s/><text:span text:style-name="T110">Y</text:span>ou will just have to check they have the most recent versions of PHP and mySQL for this guide to work. <text:s/><text:span text:style-name="T120">If they don't have at least PHP5 and mySQL5 you might like to ask a few questions about their commitment to security. <text:s/>Keeping your software up-to-date is a part of the security process.</text:span></text:p>
        </text:list-header>
      </text:list>
      <text:p text:style-name="P24">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text:span><text:span text:style-name="T6">operating system</text:span><text:span text:style-name="T4"> at: </text:span><text:a xlink:type="simple" xlink:href="http://www.apachefriends.org/en/xampp.html">http://www.apachefriends.org/en/xampp.html</text:a><text:span text:style-name="T4">. <text:s/></text:span><text:span text:style-name="T7">But please note that you should under no circumstances use XAMPP to create a production server environment for you.</text:span></text:p>
      <text:p text:style-name="P24"><text:span text:style-name="T4">Under </text:span><text:span text:style-name="T18">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121"><text:span text:style-name="Source_20_Text"><text:span text:style-name="T4">sudo apt-get install lamp-server^ phpmyadmin</text:span></text:span></text:p>
      <text:p text:style-name="P121"><text:span text:style-name="Source_20_Text"><text:span text:style-name="T4"/></text:span></text:p>
      <text:p text:style-name="P42"><text:span text:style-name="Source_20_Text"><text:span text:style-name="T93">However you install the necessary elements, please ensure you configure mySQL with a secure root password.</text:span></text:span></text:p>
      <text:h text:style-name="P57" text:outline-level="1"><text:span text:style-name="T1">Part 2 of 8: Configure </text:span><text:span text:style-name="T35">the</text:span><text:span text:style-name="T1"> mySQL Database</text:span></text:h>
      <text:p text:style-name="P15"><text:span text:style-name="T9">1. <text:s/></text:span><text:span text:style-name="T8">C</text:span><text:span text:style-name="T9">r</text:span><text:span text:style-name="T8">eate a mySQL database.</text:span></text:p>
      <text:p text:style-name="P92"><text:span text:style-name="T41">Log into your database as an administrative user (usually </text:span><text:span text:style-name="T83">root</text:span><text:span text:style-name="T41">)</text:span></text:p>
      <text:p text:style-name="P15"><text:span text:style-name="T1">In this guide we will create a database called </text:span><text:span text:style-name="T16">secure_login</text:span><text:span text:style-name="T1">. <text:s/></text:span><text:span text:style-name="T20">You can either use the code </text:span><text:span text:style-name="T21">below</text:span><text:span text:style-name="T20"> or do the same thing in </text:span><text:span text:style-name="T15">phpmyadmin</text:span><text:span text:style-name="T20"> if you prefer:</text:span></text:p>
      <text:p text:style-name="P18">CREATE DATABASE `secure_login`;</text:p>
      <text:p text:style-name="P2"><text:span text:style-name="T95">2. <text:s/></text:span><text:span text:style-name="T94">Create a user with only SELECT, UPDATE and INSERT privileges.</text:span></text:p>
      <text:p text:style-name="P22">This means that if there was ever a breach of security in our script the hacker couldn't delete or drop anything from our database. Using this user you can get by doing pretty much anything you would want to in your application. If you <text:span text:style-name="T103">are</text:span> really paranoid, create a different user for each function.</text:p>
      <text:list xml:id="list9059275300361010450" text:style-name="L4">
        <text:list-item>
          <text:list>
            <text:list-item>
              <text:p text:style-name="P83"><text:span text:style-name="T94">User:</text:span> <text:span text:style-name="T111">sec_user</text:span></text:p>
            </text:list-item>
            <text:list-item>
              <text:p text:style-name="P83"><text:span text:style-name="T94">Password:</text:span> <text:bookmark-start text:name="__DdeLink__1049_715095199"/><text:span text:style-name="T111">eKcGZr59zAa2BEWU</text:span><text:bookmark-end text:name="__DdeLink__1049_715095199"/></text:p>
            </text:list-item>
          </text:list>
          <text:p text:style-name="P86"><text:span text:style-name="T20"><text:line-break/>Note: It is a good idea to change the password </text:span><text:span text:style-name="T42">from the one given</text:span><text:span text:style-name="T20"> above when running on your own server. <text:s/>Make sure, </text:span><text:span text:style-name="T43">if you do this, that</text:span><text:span text:style-name="T20"> you </text:span><text:span text:style-name="T43">also </text:span><text:span text:style-name="T20">change </text:span><text:span text:style-name="T43">the code below, and</text:span><text:span text:style-name="T20"> your PHP </text:span><text:span text:style-name="T36">database connection</text:span><text:span text:style-name="T20"> code </text:span><text:span text:style-name="T43">in the application we are creating</text:span><text:span text:style-name="T36">. </text:span><text:span text:style-name="T20"><text:s/></text:span></text:p>
        </text:list-item>
      </text:list>
      <text:p text:style-name="P106"><text:span text:style-name="T20">Remember it doesn't need to be a password that you can remember so make is as complicated as possible. Here's a </text:span><text:a xlink:type="simple" xlink:href="http://www.random.org/passwords/">random password</text:a><text:span text:style-name="T20"> generator.</text:span></text:p>
      <text:p text:style-name="P95"><text:span text:style-name="T43">Given below is the SQL code for creating the database user and granting it the necessary permissions. <text:s/>Or you can do this in a GUI database client like </text:span><text:span text:style-name="T17">phpmyadmin</text:span><text:span text:style-name="T43"> if you prefer:</text:span></text:p>
      <text:p text:style-name="P26"/>
      <text:p text:style-name="P19"><text:soft-page-break/>CREATE USER 'sec_user'@'localhost' IDENTIFIED BY 'eKcGZr59zAa2BEWU';<text:line-break/>GRANT SELECT, INSERT, UPDATE ON `secure_login`.* TO 'sec_user'@'localhost';</text:p>
      <text:p text:style-name="P37"><text:span text:style-name="T9">3. <text:s/></text:span><text:span text:style-name="T8">Create a mySQL table named "</text:span><text:span text:style-name="T76">members</text:span><text:span text:style-name="T8">".</text:span></text:p>
      <text:p text:style-name="P37"><text:span text:style-name="T1">The code below creates a table with </text:span><text:span text:style-name="T36">five</text:span><text:span text:style-name="T1"> fields (</text:span><text:span text:style-name="T70">id, username, email, password, salt</text:span><text:span text:style-name="T1">). We use the </text:span><text:span text:style-name="T70">CHAR</text:span><text:span text:style-name="T1"> datatype for fields we know the length of, as the fields "</text:span><text:span text:style-name="T70">password</text:span><text:span text:style-name="T1">" and "</text:span><text:span text:style-name="T70">salt</text:span><text:span text:style-name="T1">" will always be 128 characters long. Using </text:span><text:span text:style-name="T70">CHAR</text:span><text:span text:style-name="T1"> here saves on processing power:</text:span></text:p>
      <text:p text:style-name="P19">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79"><text:span text:style-name="T44">As we've said before, you can do this in whatever type of client you prefer.</text:span></text:p>
      <text:p text:style-name="P38"><text:span text:style-name="T9">4. <text:s/></text:span><text:span text:style-name="T8">Create a table to store login attempts.</text:span></text:p>
      <text:p text:style-name="P41">We will use this table to store login attempts for a user, this is <text:span text:style-name="T129">one way in which</text:span> we will <text:span text:style-name="T129">make</text:span> brute force attacks <text:span text:style-name="T129">more difficult:</text:span></text:p>
      <text:p text:style-name="P12">CREATE TABLE `secure_login`.`login_attempts` ( <text:line-break/><text:tab/>`user_id` int(11) NOT NULL, <text:line-break/><text:tab/>`time` VARCHAR(30) NOT NULL <text:line-break/>) ENGINE=InnoDB</text:p>
      <text:p text:style-name="P10"/>
      <text:list xml:id="list1457923322" text:continue-numbering="true" text:style-name="L4">
        <text:list-header>
          <text:p text:style-name="P84"><text:span text:style-name="T95">5. <text:s/></text:span><text:span text:style-name="T94">Create test row in table "members".</text:span></text:p>
        </text:list-header>
      </text:list>
      <text:p text:style-name="P30"><text:span text:style-name="T130">I</text:span>t will be important to be able to test your login script, <text:span text:style-name="T130">so b</text:span>elow is the script to create a user with <text:span text:style-name="T130">known</text:span> details: </text:p>
      <text:list xml:id="list736465623" text:continue-numbering="true" text:style-name="L4">
        <text:list-item>
          <text:list>
            <text:list-item>
              <text:p text:style-name="P83"><text:span text:style-name="T94">Username:</text:span> <text:span text:style-name="T111">test_user</text:span> </text:p>
            </text:list-item>
            <text:list-item>
              <text:p text:style-name="P83"><text:span text:style-name="T94">Email:</text:span> <text:span text:style-name="T111">test@example.com</text:span> </text:p>
            </text:list-item>
            <text:list-item>
              <text:p text:style-name="P85"><text:span text:style-name="T8">Password:</text:span><text:span text:style-name="T1"> </text:span><text:bookmark-start text:name="__DdeLink__1051_715095199"/><text:bookmark-start text:name="__DdeLink__1046_715095199"/><text:bookmark-start text:name="__DdeLink__1042_715095199"/><text:bookmark-start text:name="__DdeLink__1020_715095199"/><text:bookmark-start text:name="__DdeLink__1296_1893967514"/><text:bookmark-start text:name="__DdeLink__1298_1893967514"/><text:bookmark-start text:name="__DdeLink__1300_1893967514"/><text:bookmark-start text:name="__DdeLink__1302_1893967514"/><text:bookmark-start text:name="__DdeLink__1304_1893967514"/><text:bookmark-start text:name="__DdeLink__1306_1893967514"/><text:bookmark-start text:name="__DdeLink__1308_1893967514"/><text:span text:style-name="T70">6ZaxN2Vzm9NUJT2y</text:span><text:bookmark-end text:name="__DdeLink__1051_715095199"/><text:bookmark-end text:name="__DdeLink__1046_715095199"/><text:bookmark-end text:name="__DdeLink__1042_715095199"/><text:bookmark-end text:name="__DdeLink__1020_715095199"/><text:bookmark-end text:name="__DdeLink__1296_1893967514"/><text:bookmark-end text:name="__DdeLink__1298_1893967514"/><text:bookmark-end text:name="__DdeLink__1300_1893967514"/><text:bookmark-end text:name="__DdeLink__1302_1893967514"/><text:bookmark-end text:name="__DdeLink__1304_1893967514"/><text:bookmark-end text:name="__DdeLink__1306_1893967514"/><text:bookmark-end text:name="__DdeLink__1308_1893967514"/><text:span text:style-name="T1"> </text:span></text:p>
            </text:list-item>
          </text:list>
        </text:list-item>
      </text:list>
      <text:p text:style-name="P107"><text:span text:style-name="T130">The code you need in order to be able to log in as this user is:</text:span></text:p>
      <text:p text:style-name="P96"><text:bookmark-start text:name="__DdeLink__1024_715095199"/><text:bookmark-start text:name="__DdeLink__1009_715095199"/><text:span text:style-name="T111">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span><text:bookmark-end text:name="__DdeLink__1024_715095199"/><text:bookmark-end text:name="__DdeLink__1009_715095199"/></text:p>
      <text:h text:style-name="P51" text:outline-level="1">Part 3 of 8: Create Database Connection Page</text:h>
      <text:list xml:id="list5533494907790622911" text:style-name="L5">
        <text:list-header>
          <text:p text:style-name="P82"><text:span text:style-name="T19">1. <text:s/>Create a global configurations page</text:span></text:p>
        </text:list-header>
      </text:list>
      <text:p text:style-name="P114"><text:span text:style-name="T46">Create a PHP file in the root directory of the application.</text:span><text:span text:style-name="T45"> <text:s/></text:span><text:span text:style-name="T46">In a production environment you'll probably want to locate this file and all your include files, outside of the </text:span><text:span text:style-name="T47">web server's</text:span><text:span text:style-name="T46"> document root. <text:s/>If you do that, and we strongly suggest that you do, you will need to alter the </text:span><text:span text:style-name="T91">include</text:span><text:span text:style-name="T46"> or </text:span><text:span text:style-name="T91">require</text:span><text:span text:style-name="T46"> statements as necessary, so that the application can find the include files.</text:span></text:p>
      <text:p text:style-name="P115"><text:span text:style-name="T47">Locating your include files outside of the web server's document root means that your file cannot be located using a URL. <text:s/>So, if someone mistakenly dropped the '</text:span><text:span text:style-name="T92">php</text:span><text:span text:style-name="T47">' extension, the file still could not be displayed as text in a browser window.</text:span></text:p>
      <text:p text:style-name="P114"><text:span text:style-name="T45">Th</text:span><text:span text:style-name="T46">e</text:span><text:span text:style-name="T45"> file contains global configuration variables. <text:s text:c="2"/>Things like whether anyone can register, <text:s/>whether or not it's a secure (https) connection, and other stuff </text:span><text:span text:style-name="T46">as well as the database details </text:span><text:span text:style-name="T45">could also go here...</text:span></text:p>
      <text:p text:style-name="P100"><text:soft-page-break/><text:span text:style-name="T90">&lt;?php</text:span></text:p>
      <text:p text:style-name="P99"><text:span text:style-name="T45">/**</text:span></text:p>
      <text:p text:style-name="P99"><text:span text:style-name="T45"><text:s/>* These are the database login details</text:span></text:p>
      <text:p text:style-name="P99"><text:span text:style-name="T45"><text:s/>*/</text:span></text:p>
      <text:p text:style-name="P99"><text:span text:style-name="T45">define("HOST", "localhost");<text:tab/><text:tab/><text:tab/>// The host you want to connect to. </text:span></text:p>
      <text:p text:style-name="P99"><text:span text:style-name="T45">define("USER", "sec_user"); <text:tab/><text:tab/><text:tab/>// The database username. </text:span></text:p>
      <text:p text:style-name="P99"><text:span text:style-name="T45">define("PASSWORD", "4Fa98xkHVd2XmnfK"); <text:tab/>// The database password. </text:span></text:p>
      <text:p text:style-name="P99"><text:span text:style-name="T45">define("DATABASE", "secure_login");<text:tab/><text:tab/>// The database name.</text:span></text:p>
      <text:p text:style-name="P99"><text:span text:style-name="T45"/></text:p>
      <text:p text:style-name="P99"><text:span text:style-name="T45">/**</text:span></text:p>
      <text:p text:style-name="P99"><text:span text:style-name="T45"><text:s/>* Who can register and what the default role will be</text:span></text:p>
      <text:p text:style-name="P99"><text:span text:style-name="T45"><text:s/>* Values for who can register under a standard setup can be:</text:span></text:p>
      <text:p text:style-name="P99"><text:span text:style-name="T45"><text:s/>* <text:s text:c="5"/>any <text:s/>== anybody can register (default)</text:span></text:p>
      <text:p text:style-name="P99"><text:span text:style-name="T45"><text:s/>* <text:s text:c="5"/>admin == members must be registered by an administrator</text:span></text:p>
      <text:p text:style-name="P99"><text:span text:style-name="T45"><text:s/>* <text:s text:c="5"/>root <text:s/>== only the root user can register members</text:span></text:p>
      <text:p text:style-name="P99"><text:span text:style-name="T45"><text:s/>* </text:span></text:p>
      <text:p text:style-name="P99"><text:span text:style-name="T45"><text:s/>* Values for default role can be any valid role, but it's hard to see why</text:span></text:p>
      <text:p text:style-name="P99"><text:span text:style-name="T45"><text:s/>* the default 'member' value should be changed under the standard setup.</text:span></text:p>
      <text:p text:style-name="P99"><text:span text:style-name="T45"><text:s/>* However, additional roles can be added and so there's nothing stopping</text:span></text:p>
      <text:p text:style-name="P99"><text:span text:style-name="T45"><text:s/>* anyone from defining a different default.</text:span></text:p>
      <text:p text:style-name="P99"><text:span text:style-name="T45"><text:s/>* </text:span></text:p>
      <text:p text:style-name="P99"><text:span text:style-name="T45"><text:s/>* </text:span><text:span text:style-name="T46">NONE OF THIS IS IMPLEMENTED YET IN THIS EXAMPLE APPLICATION</text:span></text:p>
      <text:p text:style-name="P99"><text:span text:style-name="T45"><text:s/>*/</text:span></text:p>
      <text:p text:style-name="P99"><text:span text:style-name="T45">define("CAN_REGISTER", "any");</text:span></text:p>
      <text:p text:style-name="P99"><text:span text:style-name="T45">define("DEFAULT_ROLE", "member");</text:span></text:p>
      <text:p text:style-name="P99"><text:span text:style-name="T45"/></text:p>
      <text:p text:style-name="P99"><text:span text:style-name="T45">/**</text:span></text:p>
      <text:p text:style-name="P99"><text:span text:style-name="T45"><text:s/>* Is this a secure connection? <text:s/>The default is FALSE, but the use of an</text:span></text:p>
      <text:p text:style-name="P99"><text:span text:style-name="T45"><text:s/>* HTTPS connection for logging into a production system is essential.</text:span></text:p>
      <text:p text:style-name="P99"><text:span text:style-name="T45"><text:s/>* </text:span></text:p>
      <text:p text:style-name="P99"><text:span text:style-name="T45"><text:s/>* </text:span><text:span text:style-name="T48">When</text:span><text:span text:style-name="T45"> you are using an HTTPS connection, change this to TRUE</text:span></text:p>
      <text:p text:style-name="P99"><text:span text:style-name="T45"><text:s/>*/</text:span></text:p>
      <text:p text:style-name="P99"><text:span text:style-name="T45">define("SECURE", FALSE);</text:span></text:p>
      <text:p text:style-name="P99"><text:span text:style-name="T45"/></text:p>
      <text:p text:style-name="P113"><text:span text:style-name="T19">2</text:span><text:span text:style-name="T10">. <text:s/></text:span><text:span text:style-name="T8">Create Database Connection Page.</text:span><text:span text:style-name="T1"> </text:span></text:p>
      <text:p text:style-name="P23">This is the PHP code that we will use to connect to our mySQL database. Create a new PHP file called <text:span text:style-name="T113">db_connect.</text:span><text:span text:style-name="T114">php</text:span> <text:span text:style-name="T137">in the application's directory </text:span>and add the code below. You can then include the file onto any page you wish to connect to the database. </text:p>
      <text:p text:style-name="P65"><text:span text:style-name="T137">&lt;?php</text:span></text:p>
      <text:p text:style-name="P65"><text:span text:style-name="T137">include 'psl-config.php'; <text:s text:c="2"/>// Needed because functions.php is not included</text:span></text:p>
      <text:p text:style-name="P65"><text:span text:style-name="T137"/></text:p>
      <text:p text:style-name="P65"><text:span text:style-name="T137">$mysqli = new mysqli(HOST, USER, PASSWORD, DATABASE);</text:span></text:p>
      <text:h text:style-name="P51" text:outline-level="1">Part 4 of 8: Create PHP Functions</text:h>
      <text:p text:style-name="P16">These functions will do all the processing of the login script. Add all of the functions to a page called <text:span text:style-name="T113">functions.</text:span><text:span text:style-name="T114">php</text:span>.</text:p>
      <text:p text:style-name="P39"><text:span text:style-name="T10">1. <text:s/></text:span><text:span text:style-name="T8">Securely start a PHP session.</text:span></text:p>
      <text:p text:style-name="P40"><text:span text:style-name="T49">PHP sessions are known not to be secure, therefore it is</text:span><text:span text:style-name="T1"> important not </text:span><text:span text:style-name="T37">just</text:span><text:span text:style-name="T1"> to put "</text:span><text:span text:style-name="T70">session_start();</text:span><text:span text:style-name="T1">" </text:span><text:span text:style-name="T37">at</text:span><text:span text:style-name="T1"> the top of every page </text:span><text:span text:style-name="T37">on which</text:span><text:span text:style-name="T1"> you want to use PHP sessions. <text:s/>We are going to create a function called "</text:span><text:span text:style-name="T70">sec_session_start</text:span><text:span text:style-name="T71">()</text:span><text:span text:style-name="T1">", this will start a PHP session in a secure way. <text:s/>You should call this function at the top of any page </text:span><text:span text:style-name="T37">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Create-a-Secure-Session-Managment-System-in-Php-and-Mysql</text:a><text:span text:style-name="T1">. </text:span></text:p>
      <text:p text:style-name="P76"><text:span text:style-name="T1">This function makes your login script a whole lot more secure. It stops </text:span><text:span text:style-name="T50">cr</text:span><text:span text:style-name="T1">ackers access</text:span><text:span text:style-name="T37">ing</text:span><text:span text:style-name="T1"> the session id cookie through </text:span><text:span text:style-name="T30">J</text:span><text:span text:style-name="T1">ava</text:span><text:span text:style-name="T30">S</text:span><text:span text:style-name="T1">cript (</text:span><text:span text:style-name="T30">f</text:span><text:span text:style-name="T1">or example in an XSS attack). <text:s/>Also the </text:span><text:soft-page-break/><text:span text:style-name="T1">"</text:span><text:span text:style-name="T70">session_regenerate_id()</text:span><text:span text:style-name="T1">" function, which regenerates the session id on every page reload, help</text:span><text:span text:style-name="T37">s</text:span><text:span text:style-name="T1"> prevent session hijacking. <text:s/>Note: If you are using </text:span><text:span text:style-name="T30">HT</text:span><text:span text:style-name="T37">T</text:span><text:span text:style-name="T30">PS</text:span><text:span text:style-name="T1"> in your login application set the "</text:span><text:span text:style-name="T70">$secure</text:span><text:span text:style-name="T1">" variable to </text:span><text:span text:style-name="T70">true</text:span><text:span text:style-name="T1">. <text:s/></text:span><text:span text:style-name="T50">In a production environment it is essential that you use HTTPS.</text:span></text:p>
      <text:p text:style-name="P76"><text:span text:style-name="T50"/></text:p>
      <text:p text:style-name="P77"><text:span text:style-name="T50">Create a new file called </text:span><text:span text:style-name="T84">functions.php</text:span><text:span text:style-name="T50"> in your application's directory and add the following code to it:</text:span></text:p>
      <text:p text:style-name="P11"/>
      <text:p text:style-name="P105"><text:bookmark-start text:name="__DdeLink__1013_715095199"/><text:span text:style-name="T139">&lt;?php</text:span><text:bookmark-end text:name="__DdeLink__1013_715095199"/></text:p>
      <text:p text:style-name="P105"><text:span text:style-name="T139">include 'psl-config.php';</text:span></text:p>
      <text:p text:style-name="P105"><text:span text:style-name="T139"/></text:p>
      <text:p text:style-name="P105"><text:span text:style-name="T139">function sec_session_start() {</text:span></text:p>
      <text:p text:style-name="P105"><text:span text:style-name="T139"><text:s text:c="4"/>$session_name = 'sec_session_id'; <text:s text:c="2"/>// Set a custom session name </text:span></text:p>
      <text:p text:style-name="P105"><text:span text:style-name="T139"><text:s text:c="4"/>$secure = SECURE;</text:span></text:p>
      <text:p text:style-name="P105"><text:span text:style-name="T139"><text:s text:c="4"/></text:span></text:p>
      <text:p text:style-name="P105"><text:span text:style-name="T139"><text:s text:c="4"/>// This stops JavaScript being able to access the session id.</text:span></text:p>
      <text:p text:style-name="P105"><text:span text:style-name="T139"><text:s text:c="4"/>$httponly = true;</text:span></text:p>
      <text:p text:style-name="P105"><text:span text:style-name="T139"/></text:p>
      <text:p text:style-name="P105"><text:span text:style-name="T139"><text:s text:c="4"/>// Forces sessions to only use cookies.</text:span></text:p>
      <text:p text:style-name="P105"><text:span text:style-name="T139"><text:s text:c="4"/>ini_set('session.use_only_cookies', 1);</text:span></text:p>
      <text:p text:style-name="P105"><text:span text:style-name="T139"/></text:p>
      <text:p text:style-name="P105"><text:span text:style-name="T139"><text:s text:c="4"/>// Gets current cookies params.</text:span></text:p>
      <text:p text:style-name="P105"><text:span text:style-name="T139"><text:s text:c="4"/>$cookieParams = session_get_cookie_params();</text:span></text:p>
      <text:p text:style-name="P105"><text:span text:style-name="T139"><text:s text:c="4"/>session_set_cookie_params($cookieParams["lifetime"], </text:span></text:p>
      <text:p text:style-name="P105"><text:span text:style-name="T139"><text:tab/><text:tab/><text:tab/><text:tab/><text:tab/>$cookieParams["path"], </text:span></text:p>
      <text:p text:style-name="P105"><text:span text:style-name="T139"><text:tab/><text:tab/><text:tab/><text:tab/><text:tab/>$cookieParams["domain"], </text:span></text:p>
      <text:p text:style-name="P105"><text:span text:style-name="T139"><text:tab/><text:tab/><text:tab/><text:tab/><text:tab/>$secure, </text:span></text:p>
      <text:p text:style-name="P105"><text:span text:style-name="T139"><text:tab/><text:tab/><text:tab/><text:tab/><text:tab/>$httponly);</text:span></text:p>
      <text:p text:style-name="P105"><text:span text:style-name="T139"/></text:p>
      <text:p text:style-name="P105"><text:span text:style-name="T139"><text:s text:c="4"/>// Sets the session name to the one set above.</text:span></text:p>
      <text:p text:style-name="P105"><text:span text:style-name="T139"><text:s text:c="4"/>session_name($session_name);</text:span></text:p>
      <text:p text:style-name="P105"><text:span text:style-name="T139"/></text:p>
      <text:p text:style-name="P105"><text:span text:style-name="T139"><text:s text:c="4"/>session_start(); <text:s text:c="11"/>// Start the PHP session </text:span></text:p>
      <text:p text:style-name="P105"><text:span text:style-name="T139"><text:s text:c="4"/>session_regenerate_id(); <text:s text:c="3"/>// regenerated the session, delete the old one. </text:span></text:p>
      <text:p text:style-name="P105"><text:span text:style-name="T139">}</text:span></text:p>
      <text:list xml:id="list685780922188260767" text:style-name="L6">
        <text:list-header>
          <text:p text:style-name="P87"/>
        </text:list-header>
      </text:list>
      <text:p text:style-name="P31"><text:span text:style-name="T11">2. <text:s/></text:span><text:span text:style-name="T8">Create Login Function.</text:span><text:span text:style-name="T1"> </text:span></text:p>
      <text:p text:style-name="P27">This function will check the email and password against the database. <text:s/><text:span text:style-name="T117">I</text:span>t will return true if there is a match. <text:s/><text:span text:style-name="T140">Add this function to your </text:span><text:span text:style-name="T122">functions.php</text:span><text:span text:style-name="T140"> file:</text:span></text:p>
      <text:p text:style-name="P27"/>
      <text:p text:style-name="P66"><text:bookmark-start text:name="__DdeLink__1018_715095199"/><text:span text:style-name="T140">function login($email, $password, $mysqli) {</text:span><text:bookmark-end text:name="__DdeLink__1018_715095199"/></text:p>
      <text:p text:style-name="P66"><text:span text:style-name="T140"><text:s text:c="4"/>// Using prepared statements means that SQL injection is not possible. </text:span></text:p>
      <text:p text:style-name="P66"><text:span text:style-name="T140"><text:s text:c="4"/>if ($stmt = $mysqli-&gt;prepare("SELECT id, username, password, salt </text:span></text:p>
      <text:p text:style-name="P66"><text:span text:style-name="T140"><text:tab/><text:tab/><text:tab/><text:tab/> <text:s/><text:tab/><text:tab/>FROM members </text:span></text:p>
      <text:p text:style-name="P66"><text:span text:style-name="T140"><text:s text:c="34"/><text:tab/>WHERE email = ? </text:span></text:p>
      <text:p text:style-name="P66"><text:span text:style-name="T140"><text:tab/><text:tab/><text:tab/><text:tab/><text:tab/><text:tab/>LIMIT 1")) {</text:span></text:p>
      <text:p text:style-name="P66"><text:span text:style-name="T140"><text:s text:c="8"/>$stmt-&gt;bind_param('s', $email); <text:s/>// Bind "$email" to parameter.</text:span></text:p>
      <text:p text:style-name="P66"><text:span text:style-name="T140"><text:s text:c="8"/>$stmt-&gt;execute(); <text:s text:c="3"/>// Execute the prepared query.</text:span></text:p>
      <text:p text:style-name="P66"><text:span text:style-name="T140"><text:s text:c="8"/>$stmt-&gt;store_result();</text:span></text:p>
      <text:p text:style-name="P66"><text:span text:style-name="T140"/></text:p>
      <text:p text:style-name="P66"><text:span text:style-name="T140"><text:s text:c="8"/>// get variables from result.</text:span></text:p>
      <text:p text:style-name="P66"><text:span text:style-name="T140"><text:s text:c="8"/>$stmt-&gt;bind_result($user_id, $username, $db_password, $salt);</text:span></text:p>
      <text:p text:style-name="P66"><text:span text:style-name="T140"><text:s text:c="8"/>$stmt-&gt;fetch();</text:span></text:p>
      <text:p text:style-name="P66"><text:span text:style-name="T140"/></text:p>
      <text:p text:style-name="P66"><text:span text:style-name="T140"><text:s text:c="8"/>// hash the password with the unique salt.</text:span></text:p>
      <text:p text:style-name="P66"><text:span text:style-name="T140"><text:s text:c="8"/>$password = hash('sha512', $password . $salt);</text:span></text:p>
      <text:p text:style-name="P66"><text:span text:style-name="T140"><text:s text:c="8"/>if ($stmt-&gt;num_rows == 1) {</text:span></text:p>
      <text:p text:style-name="P66"><text:span text:style-name="T140"><text:s text:c="12"/>// If the user exists we check if the account is locked</text:span></text:p>
      <text:p text:style-name="P66"><text:span text:style-name="T140"><text:s text:c="12"/>// from too many login attempts </text:span></text:p>
      <text:p text:style-name="P66"><text:span text:style-name="T140"><text:s text:c="12"/>if (checkbrute($user_id, $mysqli) == true) {</text:span></text:p>
      <text:p text:style-name="P66"><text:soft-page-break/><text:span text:style-name="T140"><text:s text:c="16"/>// Account is locked </text:span></text:p>
      <text:p text:style-name="P66"><text:span text:style-name="T140"><text:s text:c="16"/>// Send an email to user saying their account is locked </text:span></text:p>
      <text:p text:style-name="P66"><text:span text:style-name="T140"><text:s text:c="16"/>return false;</text:span></text:p>
      <text:p text:style-name="P66"><text:span text:style-name="T140"><text:s text:c="12"/>} else {</text:span></text:p>
      <text:p text:style-name="P66"><text:span text:style-name="T140"><text:s text:c="16"/>// Check if the password in the database matches </text:span></text:p>
      <text:p text:style-name="P66"><text:span text:style-name="T140"><text:s text:c="16"/>// the password the user submitted.</text:span></text:p>
      <text:p text:style-name="P66"><text:span text:style-name="T140"><text:s text:c="16"/>if ($db_password == $password) {</text:span></text:p>
      <text:p text:style-name="P66"><text:span text:style-name="T140"><text:s text:c="20"/>// Password is correct!</text:span></text:p>
      <text:p text:style-name="P66"><text:span text:style-name="T140"><text:s text:c="20"/>// Get the user-agent string of the user.</text:span></text:p>
      <text:p text:style-name="P66"><text:span text:style-name="T140"><text:s text:c="20"/>$user_browser = $_SERVER['HTTP_USER_AGENT'];</text:span></text:p>
      <text:p text:style-name="P66"><text:span text:style-name="T140"><text:s text:c="20"/>// XSS protection as we might print this value</text:span></text:p>
      <text:p text:style-name="P66"><text:span text:style-name="T140"><text:s text:c="20"/>$user_id = preg_replace("/[^0-9]+/", "", $user_id);</text:span></text:p>
      <text:p text:style-name="P66"><text:span text:style-name="T140"><text:s text:c="20"/>$_SESSION['user_id'] = $user_id;</text:span></text:p>
      <text:p text:style-name="P66"><text:span text:style-name="T140"/></text:p>
      <text:p text:style-name="P66"><text:span text:style-name="T140"><text:s text:c="20"/>// XSS protection as we might print this value</text:span></text:p>
      <text:p text:style-name="P66"><text:span text:style-name="T140"><text:s text:c="20"/>$username = preg_replace("/[^a-zA-Z0-9_\-]+/", </text:span></text:p>
      <text:p text:style-name="P66"><text:span text:style-name="T140"><text:tab/><text:tab/><text:tab/><text:tab/><text:tab/><text:tab/><text:tab/><text:tab/>"", </text:span></text:p>
      <text:p text:style-name="P66"><text:span text:style-name="T140"><text:tab/><text:tab/><text:tab/><text:tab/><text:tab/><text:tab/><text:tab/><text:tab/>$username);</text:span></text:p>
      <text:p text:style-name="P66"><text:span text:style-name="T140"/></text:p>
      <text:p text:style-name="P66"><text:span text:style-name="T140"><text:s text:c="20"/>$_SESSION['username'] = $username;</text:span></text:p>
      <text:p text:style-name="P66"><text:span text:style-name="T140"><text:s text:c="20"/>$_SESSION['login_string'] = hash('sha512', </text:span></text:p>
      <text:p text:style-name="P66"><text:span text:style-name="T140"><text:tab/><text:tab/><text:tab/><text:tab/><text:tab/><text:tab/><text:tab/><text:tab/><text:tab/>$password . $user_browser);</text:span></text:p>
      <text:p text:style-name="P66"><text:span text:style-name="T140"><text:s text:c="20"/></text:span></text:p>
      <text:p text:style-name="P66"><text:span text:style-name="T140"><text:s text:c="20"/>// Login successful. </text:span></text:p>
      <text:p text:style-name="P66"><text:span text:style-name="T140"><text:s text:c="20"/>return true;</text:span></text:p>
      <text:p text:style-name="P66"><text:span text:style-name="T140"><text:s text:c="16"/>} else {</text:span></text:p>
      <text:p text:style-name="P66"><text:span text:style-name="T140"><text:s text:c="20"/>// Password is not correct </text:span></text:p>
      <text:p text:style-name="P66"><text:span text:style-name="T140"><text:s text:c="20"/>// We record this attempt in the database </text:span></text:p>
      <text:p text:style-name="P66"><text:span text:style-name="T140"><text:s text:c="20"/>$now = time();</text:span></text:p>
      <text:p text:style-name="P66"><text:span text:style-name="T140"><text:s text:c="20"/>$mysqli-&gt;query("INSERT INTO login_attempts(user_id, time) </text:span></text:p>
      <text:p text:style-name="P66"><text:span text:style-name="T140"><text:s text:c="36"/>VALUES ('$user_id', '$now')");</text:span></text:p>
      <text:p text:style-name="P66"><text:span text:style-name="T140"/></text:p>
      <text:p text:style-name="P66"><text:span text:style-name="T140"><text:s text:c="20"/>return false;</text:span></text:p>
      <text:p text:style-name="P66"><text:span text:style-name="T140"><text:s text:c="16"/>}</text:span></text:p>
      <text:p text:style-name="P66"><text:span text:style-name="T140"><text:s text:c="12"/>}</text:span></text:p>
      <text:p text:style-name="P66"><text:span text:style-name="T140"><text:s text:c="8"/>} else {</text:span></text:p>
      <text:p text:style-name="P66"><text:span text:style-name="T140"><text:s text:c="12"/>// No user exists. </text:span></text:p>
      <text:p text:style-name="P66"><text:span text:style-name="T140"><text:s text:c="12"/>return false;</text:span></text:p>
      <text:p text:style-name="P66"><text:span text:style-name="T140"><text:s text:c="8"/>}</text:span></text:p>
      <text:p text:style-name="P66"><text:span text:style-name="T140"><text:s text:c="4"/>}</text:span></text:p>
      <text:p text:style-name="P66"><text:span text:style-name="T140">}</text:span></text:p>
      <text:p text:style-name="P27"/>
      <text:list xml:id="list43883067" text:continue-numbering="true" text:style-name="L6">
        <text:list-header>
          <text:p text:style-name="P88"><text:span text:style-name="T11">3. <text:s/></text:span><text:span text:style-name="T8">Brute Force Function.</text:span><text:span text:style-name="T1"> </text:span></text:p>
        </text:list-header>
      </text:list>
      <text:p text:style-name="P35"><text:span text:style-name="T1">Brute force attacks are when a hacker </text:span><text:span text:style-name="T26">tries</text:span><text:span text:style-name="T1"> </text:span><text:span text:style-name="T26">thousand</text:span><text:span text:style-name="T1">s of different passwords on an account, either randomly generated passwords or from a dictionary. <text:s/>In our script if a user account has </text:span><text:span text:style-name="T38">more than five </text:span><text:span text:style-name="T1">failed login</text:span><text:span text:style-name="T38">s</text:span><text:span text:style-name="T1"> their account is locked. </text:span></text:p>
      <text:p text:style-name="P35"><text:span text:style-name="T1">Brute force attacks are hard to prevent. <text:s/></text:span><text:span text:style-name="T31">A</text:span><text:span text:style-name="T1"> few ways we can prevent them are using a CAPTCHA test, locking user accounts and adding a delay on failed logins, so the user cannot login for another </text:span><text:span text:style-name="T26">thirty</text:span><text:span text:style-name="T1"> seconds.</text:span></text:p>
      <text:p text:style-name="P111"><text:span text:style-name="T51">We strongly recommend using a CAPTCHA. <text:s/>As yet we have not implemented this functionality in the example code, but hope to do so in the near future, using </text:span><text:a xlink:type="simple" xlink:href="http://www.phpcaptcha.org/">SecureImage</text:a><text:span text:style-name="T51">, since it does not require registration. <text:s/>You may prefer something better known such as </text:span><text:a xlink:type="simple" xlink:href="https://developers.google.com/recaptcha/docs/php">reCAPTCHA</text:a><text:span text:style-name="T51"> from Google.</text:span></text:p>
      <text:p text:style-name="P111"><text:span text:style-name="T51">Whichever system you decide on, we suggest you only display the CAPTCHA image after two failed login attempts so as to avoid inconveniencing the user unnecessarily.</text:span></text:p>
      <text:p text:style-name="P101"><text:span text:style-name="T1">When faced with this problem most developers simply block the IP address after certain amount of failed logins. </text:span><text:span text:style-name="T26">There are</text:span><text:span text:style-name="T1"> many tools to automate the process. <text:s/></text:span><text:span text:style-name="T26">T</text:span><text:span text:style-name="T1">hese tools can go through a series of proxies and even change the IP on each request. </text:span><text:span text:style-name="T26">However, b</text:span><text:span text:style-name="T1">locking all these IP addresses could </text:span><text:soft-page-break/><text:span text:style-name="T1">mean you're blocking legitimate users as well. </text:span><text:span text:style-name="T52">In our code we'll log failed attempts and lock the user's account after five failed login attempts. <text:s/>This should trigger the sending of an email to the user with a reset link, but we have not implemented this in our code. <text:s/>Here is the code for the </text:span><text:span text:style-name="T85">checkbrute()</text:span><text:span text:style-name="T52"> function at the time of writing. <text:s/></text:span><text:span text:style-name="T53">Add it to your </text:span><text:span text:style-name="T86">functions.php</text:span><text:span text:style-name="T53"> code</text:span><text:span text:style-name="T52">:</text:span></text:p>
      <text:p text:style-name="P27"/>
      <text:p text:style-name="P67"><text:bookmark-start text:name="__DdeLink__1022_715095199"/><text:span text:style-name="T141">function checkbrute($user_id, $mysqli) {</text:span><text:bookmark-end text:name="__DdeLink__1022_715095199"/></text:p>
      <text:p text:style-name="P67"><text:span text:style-name="T141"><text:s text:c="4"/>// Get timestamp of current time </text:span></text:p>
      <text:p text:style-name="P67"><text:span text:style-name="T141"><text:s text:c="4"/>$now = time();</text:span></text:p>
      <text:p text:style-name="P67"><text:span text:style-name="T141"><text:s text:c="4"/></text:span></text:p>
      <text:p text:style-name="P67"><text:span text:style-name="T141"><text:s text:c="4"/>// All login attempts are counted from the past 2 hours. </text:span></text:p>
      <text:p text:style-name="P67"><text:span text:style-name="T141"><text:s text:c="4"/>$valid_attempts = $now - (2 * 60 * 60);</text:span></text:p>
      <text:p text:style-name="P67"><text:span text:style-name="T141"><text:s text:c="4"/></text:span></text:p>
      <text:p text:style-name="P67"><text:span text:style-name="T141"><text:s text:c="4"/>if ($stmt = $mysqli-&gt;prepare("SELECT time </text:span></text:p>
      <text:p text:style-name="P67"><text:span text:style-name="T141"><text:s text:c="29"/>FROM login_attempts </text:span></text:p>
      <text:p text:style-name="P67"><text:span text:style-name="T141"><text:s text:c="29"/>WHERE user_id = ? AND time &gt; '$valid_attempts'")) {</text:span></text:p>
      <text:p text:style-name="P67"><text:span text:style-name="T141"><text:s text:c="8"/>$stmt-&gt;bind_param('i', $user_id);</text:span></text:p>
      <text:p text:style-name="P67"><text:span text:style-name="T141"/></text:p>
      <text:p text:style-name="P67"><text:span text:style-name="T141"><text:s text:c="8"/>// Execute the prepared query. </text:span></text:p>
      <text:p text:style-name="P67"><text:span text:style-name="T141"><text:s text:c="8"/>$stmt-&gt;execute();</text:span></text:p>
      <text:p text:style-name="P67"><text:span text:style-name="T141"><text:s text:c="8"/>$stmt-&gt;store_result();</text:span></text:p>
      <text:p text:style-name="P67"><text:span text:style-name="T141"/></text:p>
      <text:p text:style-name="P67"><text:span text:style-name="T141"><text:s text:c="8"/>// If there have been more than 5 failed logins </text:span></text:p>
      <text:p text:style-name="P67"><text:span text:style-name="T141"><text:s text:c="8"/>if ($stmt-&gt;num_rows &gt; 5) {</text:span></text:p>
      <text:p text:style-name="P67"><text:span text:style-name="T141"><text:s text:c="12"/>return true;</text:span></text:p>
      <text:p text:style-name="P67"><text:span text:style-name="T141"><text:s text:c="8"/>} else {</text:span></text:p>
      <text:p text:style-name="P67"><text:span text:style-name="T141"><text:s text:c="12"/>return false;</text:span></text:p>
      <text:p text:style-name="P67"><text:span text:style-name="T141"><text:s text:c="8"/>}</text:span></text:p>
      <text:p text:style-name="P67"><text:span text:style-name="T141"><text:s text:c="4"/>}</text:span></text:p>
      <text:p text:style-name="P67"><text:span text:style-name="T141">}</text:span></text:p>
      <text:p text:style-name="P27"/>
      <text:p text:style-name="P32"><text:span text:style-name="T12">4. <text:s/></text:span><text:span text:style-name="T8">Check logged in status.</text:span></text:p>
      <text:p text:style-name="P25"><text:span text:style-name="T1">We do this by checking the the "</text:span><text:span text:style-name="T70">user_id</text:span><text:span text:style-name="T1">" and the "</text:span><text:span text:style-name="T70">login_string</text:span><text:span text:style-name="T1">" </text:span><text:span text:style-name="T70">SESSION</text:span><text:span text:style-name="T1"> variables. The "</text:span><text:span text:style-name="T70">login_string</text:span><text:span text:style-name="T1">" </text:span><text:span text:style-name="T70">SESSION</text:span><text:span text:style-name="T1"> variable has the user</text:span><text:span text:style-name="T27">'</text:span><text:span text:style-name="T1">s </text:span><text:span text:style-name="T31">b</text:span><text:span text:style-name="T1">rowser </text:span><text:span text:style-name="T31">i</text:span><text:span text:style-name="T1">nfo</text:span><text:span text:style-name="T31">rmation</text:span><text:span text:style-name="T1"> hashed together with the </text:span><text:span text:style-name="T1">password. We use the </text:span><text:span text:style-name="T31">b</text:span><text:span text:style-name="T1">rowser </text:span><text:span text:style-name="T31">i</text:span><text:span text:style-name="T1">nfo</text:span><text:span text:style-name="T31">rmation</text:span><text:span text:style-name="T1"> because it is very unlikely that the user will change their browser mid-session. Doing this helps prevent session hijacking.</text:span></text:p>
      <text:p text:style-name="P28"/>
      <text:p text:style-name="P73"><text:bookmark-start text:name="__DdeLink__1026_715095199"/><text:span text:style-name="T54">function login_check($mysqli) {</text:span><text:bookmark-end text:name="__DdeLink__1026_715095199"/></text:p>
      <text:p text:style-name="P73"><text:span text:style-name="T54"><text:s text:c="4"/>// Check if all session variables are set </text:span></text:p>
      <text:p text:style-name="P73"><text:span text:style-name="T54"><text:s text:c="4"/>if (isset($_SESSION['user_id'], </text:span></text:p>
      <text:p text:style-name="P73"><text:span text:style-name="T54"><text:tab/><text:tab/><text:tab/>$_SESSION['username'], </text:span></text:p>
      <text:p text:style-name="P73"><text:span text:style-name="T54"><text:tab/><text:tab/><text:tab/>$_SESSION['login_string'])) {</text:span></text:p>
      <text:p text:style-name="P73"><text:span text:style-name="T54"><text:tab/></text:span></text:p>
      <text:p text:style-name="P73"><text:span text:style-name="T54"><text:s text:c="8"/>$user_id = $_SESSION['user_id'];</text:span></text:p>
      <text:p text:style-name="P73"><text:span text:style-name="T54"><text:s text:c="8"/>$login_string = $_SESSION['login_string'];</text:span></text:p>
      <text:p text:style-name="P73"><text:span text:style-name="T54"><text:s text:c="8"/>$username = $_SESSION['username'];</text:span></text:p>
      <text:p text:style-name="P73"><text:span text:style-name="T54"><text:s text:c="8"/></text:span></text:p>
      <text:p text:style-name="P73"><text:span text:style-name="T54"><text:s text:c="8"/>// Get the user-agent string of the user.</text:span></text:p>
      <text:p text:style-name="P73"><text:span text:style-name="T54"><text:s text:c="8"/>$user_browser = $_SERVER['HTTP_USER_AGENT'];</text:span></text:p>
      <text:p text:style-name="P73"><text:span text:style-name="T54"><text:s text:c="8"/></text:span></text:p>
      <text:p text:style-name="P73"><text:span text:style-name="T54"><text:s text:c="8"/>if ($stmt = $mysqli-&gt;prepare("SELECT password </text:span></text:p>
      <text:p text:style-name="P73"><text:span text:style-name="T54"><text:tab/><text:tab/><text:tab/><text:tab/> <text:s text:c="5"/>FROM members </text:span></text:p>
      <text:p text:style-name="P73"><text:span text:style-name="T54"><text:tab/><text:tab/><text:tab/><text:tab/> <text:s text:c="5"/>WHERE id = ? LIMIT 1")) {</text:span></text:p>
      <text:p text:style-name="P73"><text:span text:style-name="T54"><text:s text:c="12"/>// Bind "$user_id" to parameter. </text:span></text:p>
      <text:p text:style-name="P73"><text:span text:style-name="T54"><text:s text:c="12"/>$stmt-&gt;bind_param('i', $user_id);</text:span></text:p>
      <text:p text:style-name="P73"><text:span text:style-name="T54"><text:s text:c="12"/>$stmt-&gt;execute(); <text:s text:c="2"/>// Execute the prepared query.</text:span></text:p>
      <text:p text:style-name="P73"><text:span text:style-name="T54"><text:s text:c="12"/>$stmt-&gt;store_result();</text:span></text:p>
      <text:p text:style-name="P73"><text:span text:style-name="T54"><text:s text:c="12"/></text:span></text:p>
      <text:p text:style-name="P73"><text:span text:style-name="T54"><text:s text:c="12"/>if ($stmt-&gt;num_rows == 1) {</text:span></text:p>
      <text:p text:style-name="P73"><text:span text:style-name="T54"><text:s text:c="16"/>// If the user exists get variables from result.</text:span></text:p>
      <text:p text:style-name="P73"><text:soft-page-break/><text:span text:style-name="T54"><text:s text:c="16"/>$stmt-&gt;bind_result($password);</text:span></text:p>
      <text:p text:style-name="P73"><text:span text:style-name="T54"><text:s text:c="16"/>$stmt-&gt;fetch();</text:span></text:p>
      <text:p text:style-name="P73"><text:span text:style-name="T54"><text:s text:c="16"/>$login_check = hash('sha512', $password . $user_browser);</text:span></text:p>
      <text:p text:style-name="P73"><text:span text:style-name="T54"><text:s text:c="16"/></text:span></text:p>
      <text:p text:style-name="P73"><text:span text:style-name="T54"><text:s text:c="16"/>if ($login_check == $login_string) {</text:span></text:p>
      <text:p text:style-name="P73"><text:span text:style-name="T54"><text:s text:c="20"/>// Logged In!!!! </text:span></text:p>
      <text:p text:style-name="P73"><text:span text:style-name="T54"><text:s text:c="20"/>return true;</text:span></text:p>
      <text:p text:style-name="P73"><text:span text:style-name="T54"><text:s text:c="16"/>} else {</text:span></text:p>
      <text:p text:style-name="P73"><text:span text:style-name="T54"><text:s text:c="20"/>// Not logged in </text:span></text:p>
      <text:p text:style-name="P73"><text:span text:style-name="T54"><text:s text:c="20"/>return false;</text:span></text:p>
      <text:p text:style-name="P73"><text:span text:style-name="T54"><text:s text:c="16"/>}</text:span></text:p>
      <text:p text:style-name="P73"><text:span text:style-name="T54"><text:s text:c="12"/>} else {</text:span></text:p>
      <text:p text:style-name="P73"><text:span text:style-name="T54"><text:s text:c="16"/>// Not logged in </text:span></text:p>
      <text:p text:style-name="P73"><text:span text:style-name="T54"><text:s text:c="16"/>return false;</text:span></text:p>
      <text:p text:style-name="P73"><text:span text:style-name="T54"><text:s text:c="12"/>}</text:span></text:p>
      <text:p text:style-name="P73"><text:span text:style-name="T54"><text:s text:c="8"/>} else {</text:span></text:p>
      <text:p text:style-name="P73"><text:span text:style-name="T54"><text:s text:c="12"/>// Not logged in </text:span></text:p>
      <text:p text:style-name="P73"><text:span text:style-name="T54"><text:s text:c="12"/>return false;</text:span></text:p>
      <text:p text:style-name="P73"><text:span text:style-name="T54"><text:s text:c="8"/>}</text:span></text:p>
      <text:p text:style-name="P73"><text:span text:style-name="T54"><text:s text:c="4"/>} else {</text:span></text:p>
      <text:p text:style-name="P73"><text:span text:style-name="T54"><text:s text:c="8"/>// Not logged in </text:span></text:p>
      <text:p text:style-name="P73"><text:span text:style-name="T54"><text:s text:c="8"/>return false;</text:span></text:p>
      <text:p text:style-name="P73"><text:span text:style-name="T54"><text:s text:c="4"/>}</text:span></text:p>
      <text:p text:style-name="P73"><text:span text:style-name="T54">}</text:span></text:p>
      <text:h text:style-name="P51" text:outline-level="1">Part 5 of 8: Create Processing Pages</text:h>
      <text:list xml:id="list6292805474167331089" text:style-name="L7">
        <text:list-header>
          <text:p text:style-name="P89"><text:span text:style-name="T12">1. <text:s/></text:span><text:span text:style-name="T8">Create the login processing page (process_login.PHP).</text:span></text:p>
        </text:list-header>
      </text:list>
      <text:p text:style-name="P33"><text:span text:style-name="T39">Create a </text:span><text:span text:style-name="T54">file</text:span><text:span text:style-name="T39"> to process logins, called:</text:span><text:span text:style-name="T1"> </text:span><text:span text:style-name="T77">process_login.</text:span><text:span text:style-name="T78">php</text:span><text:span text:style-name="T77"> </text:span><text:span text:style-name="T54">in the application's directory.</text:span></text:p>
      <text:p text:style-name="P33"><text:span text:style-name="T1">We will use the </text:span><text:span text:style-name="T70">mysqli_*</text:span><text:span text:style-name="T1"> set of PHP functions as this is </text:span><text:span text:style-name="T55">one of </text:span><text:span text:style-name="T1">the most up</text:span><text:span text:style-name="T28">-</text:span><text:span text:style-name="T1">to</text:span><text:span text:style-name="T28">-</text:span><text:span text:style-name="T1">date mySQL extension</text:span><text:span text:style-name="T55">s</text:span><text:span text:style-name="T1">.</text:span></text:p>
      <text:p text:style-name="P61"><text:span text:style-name="T142">&lt;?php</text:span></text:p>
      <text:p text:style-name="P68"><text:span text:style-name="T142">include 'db_connect.php';</text:span></text:p>
      <text:p text:style-name="P68"><text:span text:style-name="T142">include 'functions.php';</text:span></text:p>
      <text:p text:style-name="P68"><text:span text:style-name="T142"/></text:p>
      <text:p text:style-name="P68"><text:span text:style-name="T142">sec_session_start(); // Our custom secure way of starting a PHP session.</text:span></text:p>
      <text:p text:style-name="P68"><text:span text:style-name="T142"/></text:p>
      <text:p text:style-name="P68"><text:span text:style-name="T142">if (isset($_POST['email'], $_POST['p'])) {</text:span></text:p>
      <text:p text:style-name="P68"><text:span text:style-name="T142"><text:s text:c="4"/>$email = $_POST['email'];</text:span></text:p>
      <text:p text:style-name="P68"><text:span text:style-name="T142"><text:s text:c="4"/>$password = $_POST['p']; // The hashed password.</text:span></text:p>
      <text:p text:style-name="P68"><text:span text:style-name="T142"><text:s text:c="4"/></text:span></text:p>
      <text:p text:style-name="P68"><text:span text:style-name="T142"><text:s text:c="4"/>if (login($email, $password, $mysqli) == true) {</text:span></text:p>
      <text:p text:style-name="P68"><text:span text:style-name="T142"><text:s text:c="8"/>// Login success </text:span></text:p>
      <text:p text:style-name="P68"><text:span text:style-name="T142"><text:s text:c="8"/>header('Location: ./protected_page.php');</text:span></text:p>
      <text:p text:style-name="P68"><text:span text:style-name="T142"><text:s text:c="4"/>} else {</text:span></text:p>
      <text:p text:style-name="P68"><text:span text:style-name="T142"><text:s text:c="8"/>// Login failed </text:span></text:p>
      <text:p text:style-name="P68"><text:span text:style-name="T142"><text:s text:c="8"/>header('Location: ./index.php?error=1');</text:span></text:p>
      <text:p text:style-name="P68"><text:span text:style-name="T142"><text:s text:c="4"/>}</text:span></text:p>
      <text:p text:style-name="P68"><text:span text:style-name="T142">} else {</text:span></text:p>
      <text:p text:style-name="P68"><text:span text:style-name="T142"><text:s text:c="4"/>// The correct POST variables were not sent to this page. </text:span></text:p>
      <text:p text:style-name="P68"><text:span text:style-name="T142"><text:s text:c="4"/>echo 'Invalid Request';</text:span></text:p>
      <text:p text:style-name="P68"><text:span text:style-name="T142">}</text:span></text:p>
      <text:p text:style-name="P28"/>
      <text:list xml:id="list1008622491" text:continue-numbering="true" text:style-name="L7">
        <text:list-header>
          <text:p text:style-name="P90"><text:span text:style-name="T13">2. <text:s/></text:span><text:span text:style-name="T8">Create a logout script.</text:span><text:span text:style-name="T1"> </text:span></text:p>
        </text:list-header>
      </text:list>
      <text:p text:style-name="P112"><text:span text:style-name="T1">Your logout script must start the session, destroy it and then redirect to somewhere else. Note: </text:span><text:span text:style-name="T57">i</text:span><text:span text:style-name="T1">t might be a good idea to add CSRF protection here </text:span><text:span text:style-name="T29">in case</text:span><text:span text:style-name="T1"> someone send</text:span><text:span text:style-name="T29">s</text:span><text:span text:style-name="T1"> a link </text:span><text:span text:style-name="T58">hidden in</text:span><text:span text:style-name="T1"> this page somehow. <text:s/></text:span><text:span text:style-name="T56">For more information about CSRF you could visit </text:span><text:a xlink:type="simple" xlink:href="http://www.codinghorror.com/blog/2008/10/preventing-csrf-and-xsrf-attacks.html">Coding Horror</text:a><text:span text:style-name="T56">.</text:span></text:p>
      <text:p text:style-name="P112"><text:soft-page-break/><text:span text:style-name="T1">The </text:span><text:span text:style-name="T56">current code </text:span><text:span text:style-name="T58">for logging out the user</text:span><text:span text:style-name="T56">, which you should add to a file called </text:span><text:span text:style-name="T73">logout.php</text:span><text:span text:style-name="T56"> in the application's root directory, is:</text:span></text:p>
      <text:p text:style-name="P102"><text:bookmark-start text:name="__DdeLink__1031_715095199"/><text:span text:style-name="T73">&lt;?php</text:span><text:bookmark-end text:name="__DdeLink__1031_715095199"/></text:p>
      <text:p text:style-name="P102"><text:span text:style-name="T73">include 'functions.php';</text:span></text:p>
      <text:p text:style-name="P97"><text:span text:style-name="T143">sec_session_start();</text:span></text:p>
      <text:p text:style-name="P97"><text:span text:style-name="T143"/></text:p>
      <text:p text:style-name="P97"><text:span text:style-name="T143">// Unset all session values </text:span></text:p>
      <text:p text:style-name="P97"><text:span text:style-name="T143">$_SESSION = array();</text:span></text:p>
      <text:p text:style-name="P97"><text:span text:style-name="T143"/></text:p>
      <text:p text:style-name="P97"><text:span text:style-name="T143">// get session parameters </text:span></text:p>
      <text:p text:style-name="P97"><text:span text:style-name="T143">$params = session_get_cookie_params();</text:span></text:p>
      <text:p text:style-name="P97"><text:span text:style-name="T143"/></text:p>
      <text:p text:style-name="P97"><text:span text:style-name="T143">// Delete the actual cookie. </text:span></text:p>
      <text:p text:style-name="P97"><text:span text:style-name="T143">setcookie(session_name(),'', time() - 42000, $params["path"], $params["domain"], $params["secure"], $params["httponly"]);</text:span></text:p>
      <text:p text:style-name="P97"><text:span text:style-name="T143"/></text:p>
      <text:p text:style-name="P97"><text:span text:style-name="T143">// Destroy session </text:span></text:p>
      <text:p text:style-name="P97"><text:span text:style-name="T143">session_destroy();</text:span></text:p>
      <text:p text:style-name="P97"><text:span text:style-name="T143">header('Location: index.php');</text:span></text:p>
      <text:p text:style-name="P36"/>
      <text:p text:style-name="P13"><text:span text:style-name="T13">3. <text:s/></text:span><text:span text:style-name="T8">Registration Page.</text:span></text:p>
      <text:p text:style-name="P93"><text:span text:style-name="T59">The registration code is included in a new file, called </text:span><text:span text:style-name="T88">register.php</text:span><text:span text:style-name="T59"> in the application's root directory. <text:s/>It does the following things:</text:span></text:p>
      <text:list xml:id="list4896175433266675480" text:style-name="L12">
        <text:list-item>
          <text:p text:style-name="P94"><text:span text:style-name="T59">Obtains and validates the requested username</text:span></text:p>
        </text:list-item>
        <text:list-item>
          <text:p text:style-name="P94"><text:span text:style-name="T59">Obtains and validates the requested email address</text:span></text:p>
        </text:list-item>
        <text:list-item>
          <text:p text:style-name="P94"><text:span text:style-name="T59">Obtains and validates the requested password</text:span></text:p>
        </text:list-item>
        <text:list-item>
          <text:p text:style-name="P94"><text:span text:style-name="T59">Hashes the password and passes it back to the </text:span><text:span text:style-name="T88">register.php</text:span><text:span text:style-name="T59"> page</text:span></text:p>
        </text:list-item>
      </text:list>
      <text:p text:style-name="P93"><text:span text:style-name="T59">The validation is done in JavaScript, client side. <text:s/>This is because the user has no motivation to circumvent these checks. <text:s/>Why would a user want to create an account that would be less secure than otherwise? <text:s/>We will discuss the JavaScript in the next section.</text:span></text:p>
      <text:p text:style-name="P63"><text:span text:style-name="T144">For now, just create the </text:span><text:span text:style-name="T123">register.php</text:span><text:span text:style-name="T144"> file and include the following code in it:</text:span></text:p>
      <text:p text:style-name="P64"><text:span text:style-name="T145">&lt;?php</text:span></text:p>
      <text:p text:style-name="P74"><text:span text:style-name="T145">include 'db_connect.php';</text:span></text:p>
      <text:p text:style-name="P74"><text:span text:style-name="T145"/></text:p>
      <text:p text:style-name="P74"><text:span text:style-name="T145">$error_msg = "";</text:span></text:p>
      <text:p text:style-name="P74"><text:span text:style-name="T145"/></text:p>
      <text:p text:style-name="P74"><text:span text:style-name="T145">if (isset($_POST['username'], $_POST['email'], $_POST['p'])) {</text:span></text:p>
      <text:p text:style-name="P74"><text:span text:style-name="T145"><text:s text:c="4"/>// Sanitize and validate the data passed in</text:span></text:p>
      <text:p text:style-name="P74"><text:span text:style-name="T145"><text:s text:c="4"/>$username = filter_input(INPUT_POST, 'username', FILTER_SANITIZE_STRING);</text:span></text:p>
      <text:p text:style-name="P74"><text:span text:style-name="T145"><text:s text:c="4"/>$email = filter_input(INPUT_POST, 'email', FILTER_SANITIZE_EMAIL);</text:span></text:p>
      <text:p text:style-name="P74"><text:span text:style-name="T145"><text:s text:c="4"/>$email = filter_var($email, FILTER_VALIDATE_EMAIL);</text:span></text:p>
      <text:p text:style-name="P74"><text:span text:style-name="T145"/></text:p>
      <text:p text:style-name="P74"><text:span text:style-name="T145"><text:s text:c="4"/>if (!filter_var($email, FILTER_VALIDATE_EMAIL)) {</text:span></text:p>
      <text:p text:style-name="P74"><text:span text:style-name="T145"><text:s text:c="8"/>// Not a valid email</text:span></text:p>
      <text:p text:style-name="P74"><text:span text:style-name="T145"><text:s text:c="8"/>$error_msg = "The email address you entered is not valid";</text:span></text:p>
      <text:p text:style-name="P74"><text:span text:style-name="T145"><text:s text:c="4"/>}</text:span></text:p>
      <text:p text:style-name="P74"><text:span text:style-name="T145"><text:s text:c="4"/></text:span></text:p>
      <text:p text:style-name="P74"><text:span text:style-name="T145"><text:s text:c="4"/>$password = filter_input(INPUT_POST, 'p', FILTER_SANITIZE_STRING);</text:span></text:p>
      <text:p text:style-name="P74"><text:span text:style-name="T145"/></text:p>
      <text:p text:style-name="P74"><text:span text:style-name="T145"><text:s text:c="4"/>if (strlen($password) != 128) {</text:span></text:p>
      <text:p text:style-name="P74"><text:span text:style-name="T145"><text:s text:c="8"/>// The hashed pwd should be 128 characters long.</text:span></text:p>
      <text:p text:style-name="P74"><text:span text:style-name="T145"><text:s text:c="8"/>// If it's not, something really odd has happened</text:span></text:p>
      <text:p text:style-name="P74"><text:span text:style-name="T145"><text:s text:c="8"/>$error_msg .= '&lt;p&gt;Invalid password configuration: ' . strlen($password) . '&lt;/p&gt;';</text:span></text:p>
      <text:p text:style-name="P74"><text:soft-page-break/><text:span text:style-name="T145"><text:s text:c="4"/>}</text:span></text:p>
      <text:p text:style-name="P74"><text:span text:style-name="T145"/></text:p>
      <text:p text:style-name="P74"><text:span text:style-name="T145"><text:s text:c="4"/>// Username validity and password validity have been checked client side.</text:span></text:p>
      <text:p text:style-name="P74"><text:span text:style-name="T145"><text:s text:c="4"/>// This should should be adequate as nobody gains any advantage from</text:span></text:p>
      <text:p text:style-name="P74"><text:span text:style-name="T145"><text:s text:c="4"/>// breaking these rules.</text:span></text:p>
      <text:p text:style-name="P74"><text:span text:style-name="T145"><text:s text:c="4"/>//</text:span></text:p>
      <text:p text:style-name="P74"><text:span text:style-name="T145"><text:s text:c="4"/>// TODO: <text:s/></text:span></text:p>
      <text:p text:style-name="P74"><text:span text:style-name="T145"><text:s text:c="4"/>// 1) It should not be possible to enter a username or email that already exists in the db</text:span></text:p>
      <text:p text:style-name="P74"><text:span text:style-name="T145"><text:s text:c="4"/>//</text:span></text:p>
      <text:p text:style-name="P74"><text:span text:style-name="T145"><text:s text:c="4"/>// 2) We'll also have to account for the situation where the user doesn't have</text:span></text:p>
      <text:p text:style-name="P74"><text:span text:style-name="T145"><text:s text:c="4"/>// rights to do registration, by checking what type of user is attempting to</text:span></text:p>
      <text:p text:style-name="P74"><text:span text:style-name="T145"><text:s text:c="4"/>// perform the operation.</text:span></text:p>
      <text:p text:style-name="P74"><text:span text:style-name="T145"/></text:p>
      <text:p text:style-name="P74"><text:span text:style-name="T145"><text:s text:c="4"/>if (empty($error_msg)) {</text:span></text:p>
      <text:p text:style-name="P74"><text:span text:style-name="T145"><text:s text:c="8"/>// Create a random salt</text:span></text:p>
      <text:p text:style-name="P74"><text:span text:style-name="T145"><text:s text:c="8"/>$random_salt = hash('sha512', </text:span></text:p>
      <text:p text:style-name="P74"><text:span text:style-name="T145"><text:tab/><text:tab/><text:tab/><text:tab/><text:tab/>uniqid(openssl_random_pseudo_bytes(16), TRUE));</text:span></text:p>
      <text:p text:style-name="P74"><text:span text:style-name="T145"/></text:p>
      <text:p text:style-name="P74"><text:span text:style-name="T145"><text:s text:c="8"/>// Create salted password </text:span></text:p>
      <text:p text:style-name="P74"><text:span text:style-name="T145"><text:s text:c="8"/>$password = hash('sha512', $password . $random_salt);</text:span></text:p>
      <text:p text:style-name="P74"><text:span text:style-name="T145"/></text:p>
      <text:p text:style-name="P74"><text:span text:style-name="T145"><text:s text:c="8"/>// Insert the new user into the database </text:span></text:p>
      <text:p text:style-name="P74"><text:span text:style-name="T145"><text:s text:c="8"/>if ($insert_stmt = $mysqli-&gt;prepare("INSERT INTO members (username, email, password, salt) VALUES (?, ?, ?, ?)")) {</text:span></text:p>
      <text:p text:style-name="P74"><text:span text:style-name="T145"/></text:p>
      <text:p text:style-name="P75"><text:span text:style-name="T145"><text:s text:c="12"/>$insert_stmt-&gt;bind_param('ssss', </text:span></text:p>
      <text:p text:style-name="P75"><text:span text:style-name="T145"><text:tab/><text:tab/><text:tab/><text:tab/><text:tab/><text:tab/>$username, </text:span></text:p>
      <text:p text:style-name="P75"><text:span text:style-name="T145"><text:tab/><text:tab/><text:tab/><text:tab/><text:tab/><text:tab/>$email, </text:span></text:p>
      <text:p text:style-name="P75"><text:span text:style-name="T145"><text:tab/><text:tab/><text:tab/><text:tab/><text:tab/><text:tab/>$password, </text:span></text:p>
      <text:p text:style-name="P75"><text:span text:style-name="T145"><text:tab/><text:tab/><text:tab/><text:tab/><text:tab/><text:tab/>$random_salt);</text:span></text:p>
      <text:p text:style-name="P75"><text:span text:style-name="T145"/></text:p>
      <text:p text:style-name="P74"><text:span text:style-name="T145"><text:s text:c="12"/>// Execute the prepared query.</text:span></text:p>
      <text:p text:style-name="P74"><text:span text:style-name="T145"><text:s text:c="12"/>$insert_stmt-&gt;execute();</text:span></text:p>
      <text:p text:style-name="P74"><text:span text:style-name="T145"><text:s text:c="8"/>}</text:span></text:p>
      <text:p text:style-name="P74"><text:span text:style-name="T145"><text:s text:c="8"/>header('Location: ./register_success.php');</text:span></text:p>
      <text:p text:style-name="P74"><text:span text:style-name="T145"><text:s text:c="4"/>}</text:span></text:p>
      <text:p text:style-name="P74"><text:span text:style-name="T145">}</text:span></text:p>
      <text:p text:style-name="P74"><text:span text:style-name="T145">?&gt;</text:span></text:p>
      <text:p text:style-name="P74"><text:span text:style-name="T145">&lt;!DOCTYPE html&gt;</text:span></text:p>
      <text:p text:style-name="P74"><text:span text:style-name="T145">&lt;html&gt;</text:span></text:p>
      <text:p text:style-name="P74"><text:span text:style-name="T145"><text:s text:c="4"/>&lt;head&gt;</text:span></text:p>
      <text:p text:style-name="P74"><text:span text:style-name="T145"><text:s text:c="8"/>&lt;meta charset="UTF-8"&gt;</text:span></text:p>
      <text:p text:style-name="P74"><text:span text:style-name="T145"><text:s text:c="8"/>&lt;title&gt;Registration Form&lt;/title&gt;</text:span></text:p>
      <text:p text:style-name="P74"><text:span text:style-name="T145"><text:s text:c="8"/>&lt;script type="text/JavaScript" src="sha512.js"&gt;&lt;/script&gt; </text:span></text:p>
      <text:p text:style-name="P74"><text:span text:style-name="T145"><text:s text:c="8"/>&lt;script type="text/JavaScript" src="forms.js"&gt;&lt;/script&gt;</text:span></text:p>
      <text:p text:style-name="P74"><text:span text:style-name="T145"><text:s text:c="4"/>&lt;/head&gt;</text:span></text:p>
      <text:p text:style-name="P74"><text:span text:style-name="T145"><text:s text:c="4"/>&lt;body&gt;</text:span></text:p>
      <text:p text:style-name="P74"><text:span text:style-name="T145"><text:s text:c="8"/>&lt;!-- Registration form to be output if the POST variables are not</text:span></text:p>
      <text:p text:style-name="P74"><text:span text:style-name="T145"><text:s text:c="8"/>set or if the registration script caused an error. --&gt;</text:span></text:p>
      <text:p text:style-name="P74"><text:span text:style-name="T145"><text:s text:c="8"/>&lt;h1&gt;Register with us&lt;/h1&gt;</text:span></text:p>
      <text:p text:style-name="P74"><text:span text:style-name="T145"><text:s text:c="8"/>&lt;?php</text:span></text:p>
      <text:p text:style-name="P74"><text:span text:style-name="T145"><text:s text:c="8"/>if (!empty($error_msg)) {</text:span></text:p>
      <text:p text:style-name="P74"><text:span text:style-name="T145"><text:s text:c="12"/>echo '&lt;p&gt;' . $error_msg . '&lt;/p&gt;';</text:span></text:p>
      <text:p text:style-name="P74"><text:span text:style-name="T145"><text:s text:c="8"/>}</text:span></text:p>
      <text:p text:style-name="P74"><text:span text:style-name="T145"><text:s text:c="8"/>?&gt;</text:span></text:p>
      <text:p text:style-name="P74"><text:span text:style-name="T145"><text:s text:c="8"/>&lt;ul&gt;</text:span></text:p>
      <text:p text:style-name="P74"><text:span text:style-name="T145"><text:s text:c="12"/>&lt;li&gt;Usernames may contain only digits, upper and lower case letters and underscores&lt;/li&gt;</text:span></text:p>
      <text:p text:style-name="P74"><text:span text:style-name="T145"><text:s text:c="12"/>&lt;li&gt;Emails must have a valid email format&lt;/li&gt;</text:span></text:p>
      <text:p text:style-name="P74"><text:span text:style-name="T145"><text:s text:c="12"/>&lt;li&gt;Passwords must be at least 6 characters long&lt;/li&gt;</text:span></text:p>
      <text:p text:style-name="P74"><text:soft-page-break/><text:span text:style-name="T145"><text:s text:c="12"/>&lt;li&gt;Passwords must contain</text:span></text:p>
      <text:p text:style-name="P74"><text:span text:style-name="T145"><text:s text:c="16"/>&lt;ul&gt;</text:span></text:p>
      <text:p text:style-name="P74"><text:span text:style-name="T145"><text:s text:c="20"/>&lt;li&gt;At least one upper case letter (A..Z)&lt;/li&gt;</text:span></text:p>
      <text:p text:style-name="P74"><text:span text:style-name="T145"><text:s text:c="20"/>&lt;li&gt;At least one lower case letter (a..z)&lt;/li&gt;</text:span></text:p>
      <text:p text:style-name="P74"><text:span text:style-name="T145"><text:s text:c="20"/>&lt;li&gt;At least one number (0..9)&lt;/li&gt;</text:span></text:p>
      <text:p text:style-name="P74"><text:span text:style-name="T145"><text:s text:c="16"/>&lt;/ul&gt;</text:span></text:p>
      <text:p text:style-name="P74"><text:span text:style-name="T145"><text:s text:c="12"/>&lt;/li&gt;</text:span></text:p>
      <text:p text:style-name="P74"><text:span text:style-name="T145"><text:s text:c="12"/>&lt;li&gt;Your password and confirmation must match exactly&lt;/li&gt;</text:span></text:p>
      <text:p text:style-name="P74"><text:span text:style-name="T145"><text:s text:c="8"/>&lt;/ul&gt;</text:span></text:p>
      <text:p text:style-name="P74"><text:span text:style-name="T145"><text:s text:c="8"/>&lt;form action="&lt;?php echo htmlentities($_SERVER['PHP_SELF']); ?&gt;" method="post" name="registration_form"&gt;</text:span></text:p>
      <text:p text:style-name="P74"><text:span text:style-name="T145"><text:s text:c="12"/>Username: &lt;input type='text' name='username' id='username' /&gt;&lt;br&gt;</text:span></text:p>
      <text:p text:style-name="P74"><text:span text:style-name="T145"><text:s text:c="12"/>Email: &lt;input type="text" name="email" id="email" /&gt;&lt;br&gt;</text:span></text:p>
      <text:p text:style-name="P74"><text:span text:style-name="T145"><text:s text:c="12"/>Password: &lt;input type="password"</text:span></text:p>
      <text:p text:style-name="P74"><text:span text:style-name="T145"><text:s text:c="29"/>name="password" </text:span></text:p>
      <text:p text:style-name="P74"><text:span text:style-name="T145"><text:s text:c="29"/>id="password"/&gt;&lt;br&gt;</text:span></text:p>
      <text:p text:style-name="P74"><text:span text:style-name="T145"><text:s text:c="12"/>Confirm password: &lt;input type="password" </text:span></text:p>
      <text:p text:style-name="P74"><text:span text:style-name="T145"><text:s text:c="37"/>name="confirmpwd" </text:span></text:p>
      <text:p text:style-name="P74"><text:span text:style-name="T145"><text:s text:c="37"/>id="confirmpwd" /&gt;&lt;br&gt;</text:span></text:p>
      <text:p text:style-name="P74"><text:span text:style-name="T145"><text:s text:c="12"/>&lt;input type="button" </text:span></text:p>
      <text:p text:style-name="P74"><text:span text:style-name="T145"><text:s text:c="19"/>value="Register" </text:span></text:p>
      <text:p text:style-name="P74"><text:span text:style-name="T145"><text:s text:c="19"/>onclick="return regformhash(this.form,</text:span></text:p>
      <text:p text:style-name="P74"><text:span text:style-name="T145"><text:s text:c="35"/>this.form.username,</text:span></text:p>
      <text:p text:style-name="P74"><text:span text:style-name="T145"><text:s text:c="35"/>this.form.email,</text:span></text:p>
      <text:p text:style-name="P74"><text:span text:style-name="T145"><text:s text:c="35"/>this.form.password,</text:span></text:p>
      <text:p text:style-name="P74"><text:span text:style-name="T145"><text:s text:c="35"/>this.form.confirmpwd);" /&gt; </text:span></text:p>
      <text:p text:style-name="P74"><text:span text:style-name="T145"><text:s text:c="8"/>&lt;/form&gt;</text:span></text:p>
      <text:p text:style-name="P74"><text:span text:style-name="T145"><text:s text:c="8"/>&lt;p&gt;Return to the &lt;a href="index.php"&gt;login page&lt;/a&gt;.&lt;/p&gt;</text:span></text:p>
      <text:p text:style-name="P74"><text:span text:style-name="T145"><text:s text:c="4"/>&lt;/body&gt;</text:span></text:p>
      <text:p text:style-name="P74"><text:span text:style-name="T145">&lt;/html&gt;</text:span></text:p>
      <text:p text:style-name="Standard"/>
      <text:p text:style-name="P49"><text:span text:style-name="T146">If there is not </text:span><text:span text:style-name="T124">POST</text:span><text:span text:style-name="T146"> data passed into the form, the registration form is displayed. <text:s/>The form's submit button calls the JavaScript function </text:span><text:span text:style-name="T124">regformhash()</text:span><text:span text:style-name="T146">. <text:s/>This function does the necessary validation checks and submits the form when all is well. <text:s/>The JavaScript functions are discussed in the next section.</text:span></text:p>
      <text:p text:style-name="P49"><text:span text:style-name="T146">If the </text:span><text:span text:style-name="T124">POST</text:span><text:span text:style-name="T146"> data exists, some server side checks are done to sanitise and validate the </text:span><text:span text:style-name="T124">POST</text:span><text:span text:style-name="T146"> data. NOTE that these checks are not complete at the time of writing. <text:s/>For example, one of the checks would be to make sure that a duplicate record cannot be created. <text:s/>Some other issues are mentioned in the comments in the file.</text:span></text:p>
      <text:p text:style-name="P43"><text:span text:style-name="T146">If everything checks out, the new user is registered by writing a new record into the </text:span><text:span text:style-name="T124">members</text:span><text:span text:style-name="T146"> table.</text:span></text:p>
      <text:h text:style-name="P54" text:outline-level="1">Part 6 of 8 Create the JavaScript files</text:h>
      <text:list xml:id="list7775797875171858042" text:style-name="L8">
        <text:list-header>
          <text:p text:style-name="P91"><text:span text:style-name="T14">1</text:span><text:span text:style-name="T13">. <text:s/></text:span><text:span text:style-name="T8">Create sha512.js file</text:span></text:p>
        </text:list-header>
      </text:list>
      <text:p text:style-name="P30"><text:span text:style-name="T1">This file is an implementation in JavaScript of the hashing algorithm </text:span><text:span text:style-name="T70">sha512</text:span><text:span text:style-name="T1">. We will use the hashing function so our passwords don't get sent in plain text.</text:span></text:p>
      <text:p text:style-name="P30"><text:a xlink:type="simple" xlink:href="http://pajhome.org.uk/crypt/md5/sha512.html">The file can be downloaded from pajhome.org.uk</text:a><text:span text:style-name="T1"> </text:span></text:p>
      <text:p text:style-name="P108">(<text:span text:style-name="T157">It is also s</text:span>aved in <text:span text:style-name="T147">the github repository</text:span>)</text:p>
      <text:p text:style-name="P109"><text:span text:style-name="T147">Store your copy of this file in the root directory of the application.</text:span></text:p>
      <text:p text:style-name="P34"><text:span text:style-name="T14">2</text:span><text:span text:style-name="T13">. <text:s/>Create </text:span><text:span text:style-name="T74">forms.js</text:span><text:span text:style-name="T13"> file</text:span><text:span text:style-name="T22"> </text:span></text:p>
      <text:p text:style-name="P29">This file, <text:span text:style-name="T147">which you should create in the root directory of the application,</text:span> will handle the hashing of the passwords for <text:span text:style-name="T147">the login </text:span><text:span text:style-name="T148">(</text:span><text:span text:style-name="T125">formhash()</text:span><text:span text:style-name="T148">)</text:span><text:span text:style-name="T147"> and registration </text:span><text:span text:style-name="T148">(</text:span><text:span text:style-name="T125">regformhash()</text:span><text:span text:style-name="T148">)</text:span><text:span text:style-name="T147"> forms:</text:span> </text:p>
      <text:p text:style-name="P29"/>
      <text:p text:style-name="P98"><text:soft-page-break/><text:span text:style-name="T148">function formhash(form, password) {</text:span></text:p>
      <text:p text:style-name="P98"><text:span text:style-name="T148"><text:s text:c="4"/>// Create a new element input, this will be our hashed password field. </text:span></text:p>
      <text:p text:style-name="P98"><text:span text:style-name="T148"><text:s text:c="4"/>var p = document.createElement("input");</text:span></text:p>
      <text:p text:style-name="P98"><text:span text:style-name="T148"/></text:p>
      <text:p text:style-name="P98"><text:span text:style-name="T148"><text:s text:c="4"/>// Add the new element to our form. </text:span></text:p>
      <text:p text:style-name="P98"><text:span text:style-name="T148"><text:s text:c="4"/>form.appendChild(p);</text:span></text:p>
      <text:p text:style-name="P98"><text:span text:style-name="T148"><text:s text:c="4"/>p.name = "p";</text:span></text:p>
      <text:p text:style-name="P98"><text:span text:style-name="T148"><text:s text:c="4"/>p.type = "hidden";</text:span></text:p>
      <text:p text:style-name="P98"><text:span text:style-name="T148"><text:s text:c="4"/>p.value = hex_sha512(password.value);</text:span></text:p>
      <text:p text:style-name="P98"><text:span text:style-name="T148"/></text:p>
      <text:p text:style-name="P98"><text:span text:style-name="T148"><text:s text:c="4"/>// Make sure the plaintext password doesn't get sent. </text:span></text:p>
      <text:p text:style-name="P98"><text:span text:style-name="T148"><text:s text:c="4"/>password.value = "";</text:span></text:p>
      <text:p text:style-name="P98"><text:span text:style-name="T148"/></text:p>
      <text:p text:style-name="P98"><text:span text:style-name="T148"><text:s text:c="4"/>// Finally submit the form. </text:span></text:p>
      <text:p text:style-name="P98"><text:span text:style-name="T148"><text:s text:c="4"/>form.submit();</text:span></text:p>
      <text:p text:style-name="P98"><text:span text:style-name="T148">}</text:span></text:p>
      <text:p text:style-name="P98"><text:span text:style-name="T148"/></text:p>
      <text:p text:style-name="P98"><text:span text:style-name="T148">function regformhash(form, uid, email, password, conf) {</text:span></text:p>
      <text:p text:style-name="P98"><text:span text:style-name="T148"><text:s text:c="5"/>// Check each field has a value</text:span></text:p>
      <text:p text:style-name="P98"><text:span text:style-name="T148"><text:s text:c="4"/>if (uid.value == '' <text:tab/>|| </text:span></text:p>
      <text:p text:style-name="P98"><text:span text:style-name="T148"><text:tab/> <text:s/>email.value == '' <text:tab/>|| </text:span></text:p>
      <text:p text:style-name="P98"><text:span text:style-name="T148"><text:tab/> <text:s/>password.value == '' <text:tab/>|| </text:span></text:p>
      <text:p text:style-name="P98"><text:span text:style-name="T148"><text:tab/> <text:s/>conf.value == '') {</text:span></text:p>
      <text:p text:style-name="P98"><text:span text:style-name="T148"/></text:p>
      <text:p text:style-name="P98"><text:span text:style-name="T148"><text:s text:c="8"/>alert('You must provide all the requested details. Please try again');</text:span></text:p>
      <text:p text:style-name="P98"><text:span text:style-name="T148"><text:s text:c="8"/>return false;</text:span></text:p>
      <text:p text:style-name="P98"><text:span text:style-name="T148"><text:s text:c="4"/>}</text:span></text:p>
      <text:p text:style-name="P98"><text:span text:style-name="T148"><text:s text:c="4"/></text:span></text:p>
      <text:p text:style-name="P98"><text:span text:style-name="T148"><text:s text:c="4"/>// Check the username</text:span></text:p>
      <text:p text:style-name="P98"><text:span text:style-name="T148"/></text:p>
      <text:p text:style-name="P98"><text:span text:style-name="T148"><text:s text:c="4"/>re = /^\w+$/; </text:span></text:p>
      <text:p text:style-name="P98"><text:span text:style-name="T148"><text:s text:c="4"/>if(!re.test(form.username.value)) { </text:span></text:p>
      <text:p text:style-name="P98"><text:span text:style-name="T148"><text:s text:c="8"/>alert("Username must contain only letters, numbers and underscores. Please try again"); </text:span></text:p>
      <text:p text:style-name="P98"><text:span text:style-name="T148"><text:s text:c="8"/>form.username.focus();</text:span></text:p>
      <text:p text:style-name="P98"><text:span text:style-name="T148"><text:s text:c="8"/>return false; </text:span></text:p>
      <text:p text:style-name="P98"><text:span text:style-name="T148"><text:s text:c="4"/>}</text:span></text:p>
      <text:p text:style-name="P98"><text:span text:style-name="T148"><text:s text:c="4"/></text:span></text:p>
      <text:p text:style-name="P98"><text:span text:style-name="T148"><text:s text:c="4"/>// Check that the password is sufficiently long (min 6 chars)</text:span></text:p>
      <text:p text:style-name="P98"><text:span text:style-name="T148"><text:s text:c="4"/>// The check is duplicated below, but this is included to give more</text:span></text:p>
      <text:p text:style-name="P98"><text:span text:style-name="T148"><text:s text:c="4"/>// specific guidance to the user</text:span></text:p>
      <text:p text:style-name="P98"><text:span text:style-name="T148"><text:s text:c="4"/>if (password.value.length &lt; 6) {</text:span></text:p>
      <text:p text:style-name="P98"><text:span text:style-name="T148"><text:s text:c="8"/>alert('Passwords must be at least 6 characters long. <text:s/>Please try again');</text:span></text:p>
      <text:p text:style-name="P98"><text:span text:style-name="T148"><text:s text:c="8"/>form.password.focus();</text:span></text:p>
      <text:p text:style-name="P98"><text:span text:style-name="T148"><text:s text:c="8"/>return false;</text:span></text:p>
      <text:p text:style-name="P98"><text:span text:style-name="T148"><text:s text:c="4"/>}</text:span></text:p>
      <text:p text:style-name="P98"><text:span text:style-name="T148"><text:s text:c="4"/></text:span></text:p>
      <text:p text:style-name="P98"><text:span text:style-name="T148"><text:s text:c="4"/>// At least one number, one lowercase and one uppercase letter </text:span></text:p>
      <text:p text:style-name="P98"><text:span text:style-name="T148"><text:s text:c="4"/>// At least six characters </text:span></text:p>
      <text:p text:style-name="P98"><text:span text:style-name="T148"/></text:p>
      <text:p text:style-name="P98"><text:span text:style-name="T148"><text:s text:c="4"/>var re = /(?=.*\d)(?=.*[a-z])(?=.*[A-Z]).{6,}/; </text:span></text:p>
      <text:p text:style-name="P98"><text:span text:style-name="T148"><text:s text:c="4"/>if (!re.test(password.value)) {</text:span></text:p>
      <text:p text:style-name="P98"><text:span text:style-name="T148"><text:s text:c="8"/>alert('Passwords must contain at least one number, one lowercase and one uppercase letter. <text:s/>Please try again');</text:span></text:p>
      <text:p text:style-name="P98"><text:span text:style-name="T148"><text:s text:c="8"/>return false;</text:span></text:p>
      <text:p text:style-name="P98"><text:span text:style-name="T148"><text:s text:c="4"/>}</text:span></text:p>
      <text:p text:style-name="P98"><text:span text:style-name="T148"><text:s text:c="4"/></text:span></text:p>
      <text:p text:style-name="P98"><text:span text:style-name="T148"><text:s text:c="4"/>// Check password and confirmation are the same</text:span></text:p>
      <text:p text:style-name="P98"><text:span text:style-name="T148"><text:s text:c="4"/>if (password.value != conf.value) {</text:span></text:p>
      <text:p text:style-name="P98"><text:span text:style-name="T148"><text:s text:c="8"/>alert('Your password and confirmation do not match. Please try again');</text:span></text:p>
      <text:p text:style-name="P98"><text:span text:style-name="T148"><text:s text:c="8"/>form.password.focus();</text:span></text:p>
      <text:p text:style-name="P98"><text:soft-page-break/><text:span text:style-name="T148"><text:s text:c="8"/>return false;</text:span></text:p>
      <text:p text:style-name="P98"><text:span text:style-name="T148"><text:s text:c="4"/>}</text:span></text:p>
      <text:p text:style-name="P98"><text:span text:style-name="T148"><text:s text:c="8"/></text:span></text:p>
      <text:p text:style-name="P98"><text:span text:style-name="T148"><text:s text:c="4"/>// Create a new element input, this will be our hashed password field. </text:span></text:p>
      <text:p text:style-name="P98"><text:span text:style-name="T148"><text:s text:c="4"/>var p = document.createElement("input");</text:span></text:p>
      <text:p text:style-name="P98"><text:span text:style-name="T148"/></text:p>
      <text:p text:style-name="P98"><text:span text:style-name="T148"><text:s text:c="4"/>// Add the new element to our form. </text:span></text:p>
      <text:p text:style-name="P98"><text:span text:style-name="T148"><text:s text:c="4"/>form.appendChild(p);</text:span></text:p>
      <text:p text:style-name="P98"><text:span text:style-name="T148"><text:s text:c="4"/>p.name = "p";</text:span></text:p>
      <text:p text:style-name="P98"><text:span text:style-name="T148"><text:s text:c="4"/>p.type = "hidden";</text:span></text:p>
      <text:p text:style-name="P98"><text:span text:style-name="T148"><text:s text:c="4"/>p.value = hex_sha512(password.value);</text:span></text:p>
      <text:p text:style-name="P98"><text:span text:style-name="T148"/></text:p>
      <text:p text:style-name="P98"><text:span text:style-name="T148"><text:s text:c="4"/>// Make sure the plaintext password doesn't get sent. </text:span></text:p>
      <text:p text:style-name="P98"><text:span text:style-name="T148"><text:s text:c="4"/>password.value = "";</text:span></text:p>
      <text:p text:style-name="P98"><text:span text:style-name="T148"><text:s text:c="4"/>conf.value = "";</text:span></text:p>
      <text:p text:style-name="P98"><text:span text:style-name="T148"/></text:p>
      <text:p text:style-name="P98"><text:span text:style-name="T148"><text:s text:c="4"/>// Finally submit the form. </text:span></text:p>
      <text:p text:style-name="P98"><text:span text:style-name="T148"><text:s text:c="4"/>form.submit();</text:span></text:p>
      <text:p text:style-name="P98"><text:span text:style-name="T148"><text:s text:c="4"/>return true;</text:span></text:p>
      <text:p text:style-name="P98"><text:span text:style-name="T148">}</text:span></text:p>
      <text:p text:style-name="Standard"/>
      <text:p text:style-name="P44"><text:span text:style-name="T149">In both cases, t</text:span><text:span text:style-name="T148">he JavaScript hashes the password and passes it in the POST data by creating and populating a hidden field.</text:span></text:p>
      <text:h text:style-name="P55" text:outline-level="1">Part 7 of 8: Create HTML Pages </text:h>
      <text:p text:style-name="P20"><text:span text:style-name="T14">1. <text:s/></text:span><text:span text:style-name="T13">Create the login form (</text:span><text:span text:style-name="T74">login.</text:span><text:span text:style-name="T75">php</text:span><text:span text:style-name="T13">).</text:span></text:p>
      <text:p text:style-name="P20"><text:span text:style-name="T22">This is a</text:span><text:span text:style-name="T60">n </text:span><text:span text:style-name="T22">HTML form with two text fields, named "</text:span><text:span text:style-name="T72">email</text:span><text:span text:style-name="T22">" and "</text:span><text:span text:style-name="T72">password</text:span><text:span text:style-name="T22">". The </text:span><text:span text:style-name="T60">form's submit button calls the</text:span><text:span text:style-name="T22"> Java</text:span><text:span text:style-name="T32">S</text:span><text:span text:style-name="T22">cript </text:span><text:span text:style-name="T60">function </text:span><text:span text:style-name="T89">formhash()</text:span><text:span text:style-name="T60">, which</text:span><text:span text:style-name="T22"> will generate a hash of the password, and send "</text:span><text:span text:style-name="T72">email</text:span><text:span text:style-name="T22">" and "</text:span><text:span text:style-name="T72">p</text:span><text:span text:style-name="T22">" (the hashed password) to the server. <text:s/></text:span><text:span text:style-name="T64">Once again, for simplicity, you should create the file in the application's root directory.</text:span></text:p>
      <text:p text:style-name="P17">When logging in, it is best to use something that is not public, for this guide we are using the email as the login id, the username can then be used to identify the user. If the email is <text:span text:style-name="T150">not displayed on any pages within the wider application,</text:span> it adds another <text:span text:style-name="T150">unknown</text:span> for <text:span text:style-name="T150">anyone trying to</text:span> <text:span text:style-name="T150">cr</text:span>ack <text:span text:style-name="T150">the </text:span>account.</text:p>
      <text:p text:style-name="P20"><text:span text:style-name="T22">Note: </text:span><text:span text:style-name="T62">e</text:span><text:span text:style-name="T22">ven though we have encrypted the password so it is not sent in plain text, it is </text:span><text:span text:style-name="T61">essential</text:span><text:span text:style-name="T22"> that you use the </text:span><text:span text:style-name="T32">HTTPS</text:span><text:span text:style-name="T22"> protocol (TLS/SSL) when sending passwords </text:span><text:span text:style-name="T61">in a production system</text:span><text:span text:style-name="T22">. <text:s/></text:span><text:span text:style-name="T63">It cannot be stressed enough that simply hashing the password is not enough.</text:span></text:p>
      <text:p text:style-name="P21"><text:bookmark-start text:name="__DdeLink__1040_715095199"/><text:span text:style-name="T66">&lt;html&gt;<text:line-break/><text:tab/>&lt;head&gt;<text:line-break/><text:tab/><text:tab/>&lt;title&gt;Log In&lt;/title&gt;</text:span><text:span text:style-name="T67"><text:line-break/><text:tab/><text:tab/>&lt;script type="text/JavaScript" src="sha512.js"&gt;&lt;/script&gt; <text:line-break/><text:tab/><text:tab/>&lt;script type="text/JavaScript" src="forms.js"&gt;&lt;/script&gt; <text:line-break/><text:tab/></text:span><text:span text:style-name="T66">&lt;/head&gt;<text:line-break/><text:tab/>&lt;body&gt;</text:span><text:span text:style-name="T67"><text:line-break/><text:tab/><text:tab/>&lt;?</text:span><text:span text:style-name="T68">php</text:span><text:span text:style-name="T67"> <text:line-break/><text:tab/><text:tab/><text:tab/>if(isset($_GET['error'])) { <text:line-break/><text:tab/><text:tab/><text:tab/><text:tab/>echo 'Error Logging In!'; <text:line-break/><text:tab/><text:tab/><text:tab/>} <text:line-break/><text:tab/><text:tab/>?&gt; <text:line-break/></text:span><text:span text:style-name="T67"><text:tab/><text:tab/>&lt;form action="process_login.</text:span><text:span text:style-name="T69">php</text:span><text:span text:style-name="T67">"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tab/><text:tab/><text:tab/>&lt;input type="button" <text:line-break/></text:span><text:soft-page-break/><text:span text:style-name="T67"><text:tab/><text:tab/><text:tab/><text:tab/> value="Login" <text:line-break/><text:tab/><text:tab/><text:tab/><text:tab/> onclick="formhash(this.form, this.form.password);" /&gt; <text:line-break/><text:tab/><text:tab/>&lt;/form&gt;<text:line-break/><text:tab/></text:span><text:span text:style-name="T66">&lt;/body&gt;<text:line-break/>&lt;/html&gt;</text:span><text:bookmark-end text:name="__DdeLink__1040_715095199"/></text:p>
      <text:p text:style-name="P50"><text:span text:style-name="T151">2. <text:s/>Create the </text:span><text:span text:style-name="T126">register_success.php</text:span><text:span text:style-name="T151"> page</text:span></text:p>
      <text:p text:style-name="P50"><text:span text:style-name="T131">Create a new PHP web page called </text:span><text:span text:style-name="T127">register_success.php</text:span><text:span text:style-name="T131">. <text:s/>This is the page to which the user is redirected after successfully registering. <text:s/>Of course you can make this page anything you like </text:span><text:span text:style-name="T134">or redirect to another page entirely (or even not at all)</text:span><text:span text:style-name="T131">. <text:s/></text:span><text:span text:style-name="T135">It's up to you.</text:span><text:span text:style-name="T131"> <text:s/></text:span><text:span text:style-name="T132">And once again the page should be located in the root directory of the application. <text:s/></text:span><text:span text:style-name="T133">The current register_success.php page that we have written looks like this:</text:span></text:p>
      <text:p text:style-name="P46"><text:span text:style-name="T133">&lt;!DOCTYPE html&gt;</text:span></text:p>
      <text:p text:style-name="P46"><text:span text:style-name="T133">&lt;html&gt;</text:span></text:p>
      <text:p text:style-name="P46"><text:span text:style-name="T133"><text:s text:c="4"/>&lt;head&gt;</text:span></text:p>
      <text:p text:style-name="P46"><text:span text:style-name="T133"><text:s text:c="8"/>&lt;meta charset="UTF-8"&gt;</text:span></text:p>
      <text:p text:style-name="P46"><text:span text:style-name="T133"><text:s text:c="8"/>&lt;title&gt;Registration Success&lt;/title&gt;</text:span></text:p>
      <text:p text:style-name="P46"><text:span text:style-name="T133"><text:s text:c="4"/>&lt;/head&gt;</text:span></text:p>
      <text:p text:style-name="P46"><text:span text:style-name="T133"><text:s text:c="4"/>&lt;body&gt;</text:span></text:p>
      <text:p text:style-name="P46"><text:span text:style-name="T133"><text:s text:c="8"/>&lt;h1&gt;Registration successful!&lt;/h1&gt;</text:span></text:p>
      <text:p text:style-name="P46"><text:span text:style-name="T133"><text:s text:c="8"/>&lt;p&gt;You can now go back to the &lt;a href="index.php"&gt;login page&lt;/a&gt; and log in&lt;/p&gt;</text:span></text:p>
      <text:p text:style-name="P46"><text:span text:style-name="T133"><text:s text:c="8"/>&lt;?php</text:span></text:p>
      <text:p text:style-name="P46"><text:span text:style-name="T133"><text:s text:c="8"/>// put your code here</text:span></text:p>
      <text:p text:style-name="P46"><text:span text:style-name="T133"><text:s text:c="8"/>?&gt;</text:span></text:p>
      <text:p text:style-name="P46"><text:span text:style-name="T133"><text:s text:c="4"/>&lt;/body&gt;</text:span></text:p>
      <text:p text:style-name="P45"><text:span text:style-name="T128">&lt;/html&gt;</text:span></text:p>
      <text:h text:style-name="P53" text:outline-level="1">Part 8 of 8: Protecting Pages</text:h>
      <text:p text:style-name="P14"><text:span text:style-name="T14">1. <text:s/>Page Protection Script.</text:span><text:span text:style-name="T23"> </text:span></text:p>
      <text:p text:style-name="P14"><text:span text:style-name="T23">One of the most common problems with authentication systems is the developer forgetting to check if the user is logged in. It is very important you use the code </text:span><text:span text:style-name="T24">below</text:span><text:span text:style-name="T23"> </text:span><text:span text:style-name="T24">on every protected page</text:span><text:span text:style-name="T23"> to check that the user is logged in. <text:s/>Make sure you use this function to check if the user is logged in.</text:span></text:p>
      <text:p text:style-name="P5"><text:bookmark-start text:name="__DdeLink__1044_715095199"/><text:span text:style-name="T115">// Include database connection and functions here. <text:s/></text:span><text:span text:style-name="T116">See 3.1.</text:span><text:span text:style-name="T115"> <text:line-break/>sec_session_start(); </text:span></text:p>
      <text:p text:style-name="P4">if(login_check($mysqli) == true) {</text:p>
      <text:p text:style-name="P4"><text:tab/>// Add your protected page content here!<text:span text:style-name="T101"><text:line-break/></text:span><text:span text:style-name="T23">} else { <text:line-break/><text:tab/>echo 'You are not authorized to access this page, please login.';<text:line-break/>}</text:span><text:bookmark-end text:name="__DdeLink__1044_715095199"/></text:p>
      <text:p text:style-name="Standard"/>
      <text:p text:style-name="P48"><text:span text:style-name="T155">As an example of what you should do, we have included a sample protected page. <text:s/>Create a file called protected_page.php in the root directory of the application. <text:s/>The file should contain something like the following:</text:span></text:p>
      <text:p text:style-name="P48"><text:span text:style-name="T155"/></text:p>
      <text:p text:style-name="P47"><text:span text:style-name="T155">&lt;?php</text:span></text:p>
      <text:p text:style-name="P47"><text:span text:style-name="T155">include 'db_connect.php';</text:span></text:p>
      <text:p text:style-name="P47"><text:span text:style-name="T155">include 'functions.php';</text:span></text:p>
      <text:p text:style-name="P47"><text:span text:style-name="T155"/></text:p>
      <text:p text:style-name="P47"><text:span text:style-name="T155">sec_session_start();</text:span></text:p>
      <text:p text:style-name="P47"><text:span text:style-name="T155">?&gt;</text:span></text:p>
      <text:p text:style-name="P47"><text:span text:style-name="T155">&lt;!DOCTYPE html&gt;</text:span></text:p>
      <text:p text:style-name="P47"><text:span text:style-name="T155">&lt;html&gt;</text:span></text:p>
      <text:p text:style-name="P47"><text:span text:style-name="T155"><text:s text:c="4"/>&lt;head&gt;</text:span></text:p>
      <text:p text:style-name="P47"><text:soft-page-break/><text:span text:style-name="T155"><text:s text:c="8"/>&lt;meta charset="UTF-8"&gt;</text:span></text:p>
      <text:p text:style-name="P47"><text:span text:style-name="T155"><text:s text:c="8"/>&lt;title&gt;&lt;/title&gt;</text:span></text:p>
      <text:p text:style-name="P47"><text:span text:style-name="T155"><text:s text:c="4"/>&lt;/head&gt;</text:span></text:p>
      <text:p text:style-name="P47"><text:span text:style-name="T155"><text:s text:c="4"/>&lt;body&gt;</text:span></text:p>
      <text:p text:style-name="P47"><text:span text:style-name="T155"><text:s text:c="8"/>&lt;?php if (login_check($mysqli) == true) : ?&gt;</text:span></text:p>
      <text:p text:style-name="P47"><text:span text:style-name="T155"><text:s text:c="12"/>&lt;p&gt;Welcome logged in user!&lt;/p&gt;</text:span></text:p>
      <text:p text:style-name="P47"><text:span text:style-name="T155"><text:s text:c="12"/>&lt;p&gt;</text:span></text:p>
      <text:p text:style-name="P47"><text:span text:style-name="T155"><text:s text:c="16"/>This is an example protected page. <text:s/>To access this page, users</text:span></text:p>
      <text:p text:style-name="P47"><text:span text:style-name="T155"><text:s text:c="16"/>must be logged in. <text:s/>At some stage, we'll also check the role of</text:span></text:p>
      <text:p text:style-name="P47"><text:span text:style-name="T155"><text:s text:c="16"/>the user, so pages will be able to determine the type of user</text:span></text:p>
      <text:p text:style-name="P47"><text:span text:style-name="T155"><text:s text:c="16"/>authorised to access the page.</text:span></text:p>
      <text:p text:style-name="P47"><text:span text:style-name="T155"><text:s text:c="12"/>&lt;/p&gt;</text:span></text:p>
      <text:p text:style-name="P47"><text:span text:style-name="T155"><text:s text:c="12"/>&lt;p&gt;Return to &lt;a href="index.php"&gt;login page&lt;/a&gt;&lt;/p&gt;</text:span></text:p>
      <text:p text:style-name="P47"><text:span text:style-name="T155"><text:s text:c="8"/>&lt;?php else : ?&gt;</text:span></text:p>
      <text:p text:style-name="P47"><text:span text:style-name="T155"><text:s text:c="12"/>&lt;p&gt;You are not authorized to access this page, please &lt;a href="index.php"&gt;login&lt;/a&gt;.&lt;/p&gt;</text:span></text:p>
      <text:p text:style-name="P47"><text:span text:style-name="T155"><text:s text:c="8"/>&lt;?php endif; ?&gt;</text:span></text:p>
      <text:p text:style-name="P47"><text:span text:style-name="T155"><text:s text:c="4"/>&lt;/body&gt;</text:span></text:p>
      <text:p text:style-name="P47"><text:span text:style-name="T155">&lt;/html&gt;</text:span></text:p>
      <text:p text:style-name="Standard"/>
      <text:p text:style-name="P48"><text:span text:style-name="T155">Our application redirects to this page after a successful login. <text:s/>Your own implementation does not have to do this, of course.</text:span></text:p>
      <text:h text:style-name="P53" text:outline-level="1">Tips</text:h>
      <text:list xml:id="list8952919243602029778" text:style-name="L9">
        <text:list-item>
          <text:p text:style-name="P70">With very few changes these example scripts can be modified to work with other SQL systems such as SQLite or PostgreSQL. </text:p>
        </text:list-item>
        <text:list-item>
          <text:p text:style-name="P70">Use HTML and CSS to format the login form, <text:span text:style-name="T156">registration form</text:span> and output pages to your liking. </text:p>
        </text:list-item>
        <text:list-item>
          <text:p text:style-name="P70">Stay away from the <text:span text:style-name="T111">md5()</text:span> function in login scripts, the md5 hashing algorithm is now considered insecure. </text:p>
        </text:list-item>
        <text:list-item>
          <text:p text:style-name="P59">If you're wanting to use a different hashing algorithm rather than sha512, try Whirlpool. Avoid using Gost, sha1 (<text:span text:style-name="T156">u</text:span>nless thoroughly salted and in multiple iterations), and as already stated, md5. Encourage your users to create strong, unique passwords with both uppercase and lowercase letters, numbers, and symbols. Consider having your users create a <text:span text:style-name="T105">separate</text:span> login name from their username for added security.</text:p>
        </text:list-item>
      </text:list>
      <text:h text:style-name="P56" text:outline-level="1">Warnings</text:h>
      <text:list xml:id="list7634323690422816794" text:style-name="L10">
        <text:list-item>
          <text:p text:style-name="P71">Nothing is <text:span text:style-name="T105">one hundred percent</text:span> secure. Remember to stay in tune with the latest security news to keep improving the security of your scripts. </text:p>
        </text:list-item>
        <text:list-item>
          <text:p text:style-name="P71">The Anti Brute Force of this script, that locks a user account, can be misused very eas<text:span text:style-name="T105">ily</text:span>. <text:s/><text:span text:style-name="T156">We strongly recommend that you use an anti-brute force technique such as a CAPTCHA.</text:span> </text:p>
        </text:list-item>
        <text:list-item>
          <text:p text:style-name="P60">Make sure that the user cannot see your PHP script, which may occur due to <text:span text:style-name="T105">an</text:span> incorrect server setup. There is a possibility of the users gathering information about your database names and passwords if your PHP code is visible. <text:s/><text:span text:style-name="T118">Ideally any scripts that are included in other scripts or pages should be located in a directory outside of the server's file system and referenced using a relative path e.g. </text:span><text:span text:style-name="T112">include '../../includes/myscript.inc.php'</text:span><text:span text:style-name="T118">.</text:span></text:p>
        </text:list-item>
      </text:list>
      <text:h text:style-name="P56" text:outline-level="1">Sources and citations</text:h>
      <text:list xml:id="list3730915587234996041" text:style-name="L11">
        <text:list-item>
          <text:p text:style-name="P72"><text:a xlink:type="simple" xlink:href="http://crackstation.net/hashing-security.htm">http://crackstation.net/hashing-security.htm</text:a> Password Hashing </text:p>
        </text:list-item>
        <text:list-item>
          <text:p text:style-name="P62"><text:a xlink:type="simple" xlink:href="https://www.owasp.org/index.php/SQL_Injection">https://www.owasp.org/index.PHP/SQL_Injection</text:a><text:span text:style-name="T25"> Info on SQL Injection </text:span></text:p>
        </text:list-item>
      </text:list>
      <text:p text:style-name="P8"><text:soft-page-break/></text:p>
      <text:p text:style-name="P7"><text:span text:style-name="T40">All the text shared under a </text:span><text:a xlink:type="simple" xlink:href="http://www.wikihow.com/wikiHow:Creative-Commons">Creative Commons License</text:a><text:span text:style-name="T40">.</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sans-serif"/>
    <style:font-face style:name="Lohit Hindi1" svg:font-family="'Lohit Hindi'"/>
    <style:font-face style:name="OpenSymbol" svg:font-family="OpenSymbol"/>
    <style:font-face style:name="Courier New" svg:font-family="'Courier New'"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eXGyreHerosCondensed" svg:font-family="TeXGyreHerosCondensed"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6T19:27:31</dc:date>
    <dc:creator>Peter </dc:creator>
    <meta:editing-duration>PT11H59M59S</meta:editing-duration>
    <meta:editing-cycles>125</meta:editing-cycles>
    <meta:generator>LibreOffice/4.0.4.2$Linux_x86 LibreOffice_project/400m0$Build-2</meta:generator>
    <meta:document-statistic meta:table-count="0" meta:image-count="0" meta:object-count="0" meta:page-count="16" meta:paragraph-count="554" meta:word-count="4853" meta:character-count="34505" meta:non-whitespace-character-count="26731"/>
  </office:meta>
</office:document-meta>
</file>